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b7895"/>
    </style:style>
    <style:style style:name="P11" style:family="paragraph" style:parent-style-name="Text_20_body">
      <style:text-properties officeooo:paragraph-rsid="0011c299"/>
    </style:style>
    <style:style style:name="P12" style:family="paragraph" style:parent-style-name="Text_20_body">
      <style:text-properties officeooo:rsid="0011c299" officeooo:paragraph-rsid="0011c299"/>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officeooo:rsid="00274e77" officeooo:paragraph-rsid="00274e77"/>
    </style:style>
    <style:style style:name="P17" style:family="paragraph" style:parent-style-name="Text_20_body">
      <style:text-properties officeooo:rsid="00274e77" officeooo:paragraph-rsid="0085def1"/>
    </style:style>
    <style:style style:name="P18" style:family="paragraph" style:parent-style-name="Text_20_body">
      <style:text-properties officeooo:rsid="002d2a5d" officeooo:paragraph-rsid="002d2a5d"/>
    </style:style>
    <style:style style:name="P19" style:family="paragraph" style:parent-style-name="Text_20_body">
      <style:text-properties fo:font-weight="normal" officeooo:rsid="004574fe" officeooo:paragraph-rsid="004574fe" style:font-weight-asian="normal" style:font-weight-complex="normal"/>
    </style:style>
    <style:style style:name="P20" style:family="paragraph" style:parent-style-name="Text_20_body">
      <style:text-properties fo:font-weight="normal" officeooo:rsid="0047e7fd" officeooo:paragraph-rsid="0047e7fd" style:font-weight-asian="normal" style:font-weight-complex="normal"/>
    </style:style>
    <style:style style:name="P21" style:family="paragraph" style:parent-style-name="Text_20_body">
      <style:text-properties fo:font-weight="normal" officeooo:rsid="0054c911" officeooo:paragraph-rsid="0054c911" style:font-weight-asian="normal" style:font-weight-complex="normal"/>
    </style:style>
    <style:style style:name="P22" style:family="paragraph" style:parent-style-name="Text_20_body">
      <style:text-properties fo:font-weight="normal" officeooo:rsid="005f379e" officeooo:paragraph-rsid="004574fe" style:font-weight-asian="normal" style:font-weight-complex="normal"/>
    </style:style>
    <style:style style:name="P23" style:family="paragraph" style:parent-style-name="Text_20_body">
      <style:text-properties fo:font-weight="normal" officeooo:rsid="0076a0f9" officeooo:paragraph-rsid="0076a0f9" style:font-weight-asian="normal" style:font-weight-complex="normal"/>
    </style:style>
    <style:style style:name="P24" style:family="paragraph" style:parent-style-name="Text_20_body">
      <style:text-properties fo:font-weight="normal" officeooo:rsid="007d7c2a" officeooo:paragraph-rsid="007d7c2a" style:font-weight-asian="normal" style:font-weight-complex="normal"/>
    </style:style>
    <style:style style:name="P25" style:family="paragraph" style:parent-style-name="Text_20_body">
      <style:text-properties fo:font-weight="normal" officeooo:rsid="00919c04" officeooo:paragraph-rsid="00919c04" style:font-weight-asian="normal" style:font-weight-complex="normal"/>
    </style:style>
    <style:style style:name="P26" style:family="paragraph" style:parent-style-name="Text_20_body">
      <style:text-properties fo:font-weight="normal" officeooo:rsid="009f0e58" officeooo:paragraph-rsid="009f0e58" style:font-weight-asian="normal" style:font-weight-complex="normal"/>
    </style:style>
    <style:style style:name="P27" style:family="paragraph" style:parent-style-name="Text_20_body">
      <style:text-properties fo:font-weight="normal" officeooo:rsid="00a0abd3" officeooo:paragraph-rsid="00a0abd3" style:font-weight-asian="normal" style:font-weight-complex="normal"/>
    </style:style>
    <style:style style:name="P28" style:family="paragraph" style:parent-style-name="Text_20_body">
      <style:text-properties fo:font-weight="normal" officeooo:rsid="00ac6ed5" officeooo:paragraph-rsid="00ac6ed5" style:font-weight-asian="normal" style:font-weight-complex="normal"/>
    </style:style>
    <style:style style:name="P29" style:family="paragraph" style:parent-style-name="Text_20_body">
      <style:text-properties officeooo:rsid="003892d3" officeooo:paragraph-rsid="003dca8f"/>
    </style:style>
    <style:style style:name="P30" style:family="paragraph" style:parent-style-name="Text_20_body">
      <style:text-properties officeooo:rsid="003dca8f" officeooo:paragraph-rsid="003dca8f"/>
    </style:style>
    <style:style style:name="P31" style:family="paragraph" style:parent-style-name="Text_20_body">
      <style:text-properties style:font-name="Liberation Serif" fo:font-size="12pt" officeooo:rsid="000b7895" officeooo:paragraph-rsid="000b7895" style:font-size-asian="12pt" style:font-size-complex="12pt"/>
    </style:style>
    <style:style style:name="P32" style:family="paragraph" style:parent-style-name="Text_20_body">
      <style:text-properties style:font-name="Liberation Serif" fo:font-size="12pt" officeooo:rsid="000b7895" officeooo:paragraph-rsid="0015e3f0" style:font-size-asian="12pt" style:font-size-complex="12pt"/>
    </style:style>
    <style:style style:name="P33" style:family="paragraph" style:parent-style-name="Text_20_body">
      <style:text-properties style:font-name="Liberation Serif" fo:font-size="12pt" officeooo:rsid="00a67718" officeooo:paragraph-rsid="00a67718" style:font-size-asian="12pt" style:font-size-complex="12pt"/>
    </style:style>
    <style:style style:name="P34" style:family="paragraph" style:parent-style-name="Text_20_body">
      <style:text-properties officeooo:rsid="0043c693" officeooo:paragraph-rsid="0043c693"/>
    </style:style>
    <style:style style:name="P35" style:family="paragraph" style:parent-style-name="Text_20_body">
      <style:text-properties officeooo:rsid="004574fe" officeooo:paragraph-rsid="004574fe"/>
    </style:style>
    <style:style style:name="P36" style:family="paragraph" style:parent-style-name="Text_20_body">
      <style:text-properties officeooo:rsid="004a8ddf" officeooo:paragraph-rsid="004a8ddf"/>
    </style:style>
    <style:style style:name="P37" style:family="paragraph" style:parent-style-name="Text_20_body">
      <style:text-properties officeooo:rsid="004e4358" officeooo:paragraph-rsid="004e4358"/>
    </style:style>
    <style:style style:name="P38" style:family="paragraph" style:parent-style-name="Text_20_body">
      <style:text-properties officeooo:rsid="004e4358" officeooo:paragraph-rsid="007d7c2a"/>
    </style:style>
    <style:style style:name="P39" style:family="paragraph" style:parent-style-name="Text_20_body">
      <style:text-properties officeooo:rsid="004ef366" officeooo:paragraph-rsid="004ef366"/>
    </style:style>
    <style:style style:name="P40" style:family="paragraph" style:parent-style-name="Text_20_body">
      <style:text-properties officeooo:rsid="004ef366" officeooo:paragraph-rsid="005399ce"/>
    </style:style>
    <style:style style:name="P41" style:family="paragraph" style:parent-style-name="Text_20_body">
      <style:text-properties officeooo:rsid="0051d535" officeooo:paragraph-rsid="0051d535"/>
    </style:style>
    <style:style style:name="P42" style:family="paragraph" style:parent-style-name="Text_20_body">
      <style:text-properties officeooo:rsid="0053a457" officeooo:paragraph-rsid="0053a457"/>
    </style:style>
    <style:style style:name="P43" style:family="paragraph" style:parent-style-name="Text_20_body">
      <style:text-properties officeooo:rsid="0053ad02" officeooo:paragraph-rsid="0053ad02"/>
    </style:style>
    <style:style style:name="P44" style:family="paragraph" style:parent-style-name="Text_20_body">
      <style:text-properties officeooo:rsid="0054c911" officeooo:paragraph-rsid="0054c911"/>
    </style:style>
    <style:style style:name="P45" style:family="paragraph" style:parent-style-name="Text_20_body">
      <style:text-properties officeooo:rsid="005f6194" officeooo:paragraph-rsid="005f6194"/>
    </style:style>
    <style:style style:name="P46" style:family="paragraph" style:parent-style-name="Text_20_body">
      <style:text-properties officeooo:rsid="0046d2ec" officeooo:paragraph-rsid="0046d2ec"/>
    </style:style>
    <style:style style:name="P47" style:family="paragraph" style:parent-style-name="Text_20_body">
      <style:text-properties officeooo:rsid="005fd923" officeooo:paragraph-rsid="005fd923"/>
    </style:style>
    <style:style style:name="P48" style:family="paragraph" style:parent-style-name="Text_20_body">
      <style:text-properties officeooo:rsid="00655185" officeooo:paragraph-rsid="00655185"/>
    </style:style>
    <style:style style:name="P49" style:family="paragraph" style:parent-style-name="Text_20_body">
      <style:text-properties officeooo:rsid="0065f9b2" officeooo:paragraph-rsid="0065f9b2"/>
    </style:style>
    <style:style style:name="P50" style:family="paragraph" style:parent-style-name="Text_20_body">
      <style:text-properties officeooo:rsid="00693555" officeooo:paragraph-rsid="00693555"/>
    </style:style>
    <style:style style:name="P51" style:family="paragraph" style:parent-style-name="Text_20_body">
      <style:text-properties officeooo:rsid="00693555" officeooo:paragraph-rsid="007137e2"/>
    </style:style>
    <style:style style:name="P52" style:family="paragraph" style:parent-style-name="Text_20_body">
      <style:text-properties officeooo:rsid="006b3769" officeooo:paragraph-rsid="006b3769"/>
    </style:style>
    <style:style style:name="P53" style:family="paragraph" style:parent-style-name="Text_20_body">
      <style:text-properties officeooo:rsid="006ca9f9" officeooo:paragraph-rsid="006ca9f9"/>
    </style:style>
    <style:style style:name="P54" style:family="paragraph" style:parent-style-name="Text_20_body">
      <style:text-properties officeooo:rsid="006d748c" officeooo:paragraph-rsid="006d748c"/>
    </style:style>
    <style:style style:name="P55" style:family="paragraph" style:parent-style-name="Text_20_body">
      <style:text-properties officeooo:rsid="006f052a" officeooo:paragraph-rsid="006f052a"/>
    </style:style>
    <style:style style:name="P56" style:family="paragraph" style:parent-style-name="Text_20_body">
      <style:text-properties officeooo:rsid="007137e2" officeooo:paragraph-rsid="007137e2"/>
    </style:style>
    <style:style style:name="P57" style:family="paragraph" style:parent-style-name="Text_20_body">
      <style:text-properties officeooo:rsid="0076a0f9" officeooo:paragraph-rsid="0076a0f9"/>
    </style:style>
    <style:style style:name="P58" style:family="paragraph" style:parent-style-name="Text_20_body">
      <style:text-properties officeooo:rsid="007d7c2a" officeooo:paragraph-rsid="007d7c2a"/>
    </style:style>
    <style:style style:name="P59" style:family="paragraph" style:parent-style-name="Text_20_body">
      <style:text-properties officeooo:rsid="004a37ab" officeooo:paragraph-rsid="004574fe"/>
    </style:style>
    <style:style style:name="P60" style:family="paragraph" style:parent-style-name="Text_20_body">
      <style:text-properties officeooo:rsid="007e01fd" officeooo:paragraph-rsid="007e01fd"/>
    </style:style>
    <style:style style:name="P61" style:family="paragraph" style:parent-style-name="Text_20_body">
      <style:text-properties officeooo:rsid="008000e7" officeooo:paragraph-rsid="008000e7"/>
    </style:style>
    <style:style style:name="P62" style:family="paragraph" style:parent-style-name="Text_20_body">
      <style:text-properties officeooo:rsid="00830e01" officeooo:paragraph-rsid="00830e01"/>
    </style:style>
    <style:style style:name="P63" style:family="paragraph" style:parent-style-name="Text_20_body">
      <style:text-properties officeooo:rsid="008429e8" officeooo:paragraph-rsid="008af85f"/>
    </style:style>
    <style:style style:name="P64" style:family="paragraph" style:parent-style-name="Text_20_body">
      <style:text-properties officeooo:rsid="008429e8" officeooo:paragraph-rsid="008bd238"/>
    </style:style>
    <style:style style:name="P65" style:family="paragraph" style:parent-style-name="Text_20_body">
      <style:text-properties officeooo:rsid="008429e8" officeooo:paragraph-rsid="008e6c62"/>
    </style:style>
    <style:style style:name="P66" style:family="paragraph" style:parent-style-name="Text_20_body">
      <style:text-properties officeooo:rsid="008552a4" officeooo:paragraph-rsid="008552a4"/>
    </style:style>
    <style:style style:name="P67" style:family="paragraph" style:parent-style-name="Text_20_body">
      <style:text-properties officeooo:rsid="0085cd7a" officeooo:paragraph-rsid="0085cd7a"/>
    </style:style>
    <style:style style:name="P68" style:family="paragraph" style:parent-style-name="Text_20_body">
      <style:text-properties officeooo:rsid="002935d6" officeooo:paragraph-rsid="002935d6"/>
    </style:style>
    <style:style style:name="P69" style:family="paragraph" style:parent-style-name="Text_20_body">
      <style:text-properties officeooo:rsid="00888371" officeooo:paragraph-rsid="00888371"/>
    </style:style>
    <style:style style:name="P70" style:family="paragraph" style:parent-style-name="Text_20_body">
      <style:text-properties officeooo:rsid="008bd238" officeooo:paragraph-rsid="008bd238"/>
    </style:style>
    <style:style style:name="P71" style:family="paragraph" style:parent-style-name="Text_20_body">
      <style:text-properties officeooo:rsid="008e6c62" officeooo:paragraph-rsid="008e6c62"/>
    </style:style>
    <style:style style:name="P72" style:family="paragraph" style:parent-style-name="Text_20_body">
      <style:text-properties officeooo:rsid="002ec711" officeooo:paragraph-rsid="002935d6"/>
    </style:style>
    <style:style style:name="P73" style:family="paragraph" style:parent-style-name="Text_20_body">
      <style:text-properties officeooo:rsid="00901411" officeooo:paragraph-rsid="00901411"/>
    </style:style>
    <style:style style:name="P74" style:family="paragraph" style:parent-style-name="Text_20_body">
      <style:text-properties officeooo:rsid="00919c04" officeooo:paragraph-rsid="00919c04"/>
    </style:style>
    <style:style style:name="P75" style:family="paragraph" style:parent-style-name="Text_20_body">
      <style:text-properties officeooo:rsid="0096dc84" officeooo:paragraph-rsid="0096dc84"/>
    </style:style>
    <style:style style:name="P76" style:family="paragraph" style:parent-style-name="Text_20_body">
      <style:text-properties officeooo:rsid="009f0e58" officeooo:paragraph-rsid="009f0e58"/>
    </style:style>
    <style:style style:name="P77" style:family="paragraph" style:parent-style-name="Text_20_body">
      <style:text-properties officeooo:rsid="00a1648e" officeooo:paragraph-rsid="00a1648e"/>
    </style:style>
    <style:style style:name="P78" style:family="paragraph" style:parent-style-name="Text_20_body">
      <style:text-properties officeooo:rsid="00a2e375" officeooo:paragraph-rsid="00a2e375"/>
    </style:style>
    <style:style style:name="P79" style:family="paragraph" style:parent-style-name="Text_20_body">
      <style:text-properties officeooo:rsid="00a350cf" officeooo:paragraph-rsid="00a350cf"/>
    </style:style>
    <style:style style:name="P80" style:family="paragraph" style:parent-style-name="Text_20_body">
      <style:text-properties officeooo:rsid="0015273d" officeooo:paragraph-rsid="0015273d"/>
    </style:style>
    <style:style style:name="P81" style:family="paragraph" style:parent-style-name="Text_20_body">
      <style:text-properties fo:font-style="normal" fo:font-weight="normal" officeooo:rsid="00a1648e" officeooo:paragraph-rsid="00a1648e" style:font-style-asian="normal" style:font-weight-asian="normal" style:font-style-complex="normal" style:font-weight-complex="normal"/>
    </style:style>
    <style:style style:name="P82" style:family="paragraph" style:parent-style-name="Text_20_body">
      <style:text-properties fo:font-style="normal" fo:font-weight="bold" style:font-style-asian="normal" style:font-weight-asian="bold" style:font-style-complex="normal" style:font-weight-complex="bold"/>
    </style:style>
    <style:style style:name="P83" style:family="paragraph" style:parent-style-name="Text_20_body">
      <style:text-properties officeooo:rsid="00a4e960" officeooo:paragraph-rsid="00a4e960"/>
    </style:style>
    <style:style style:name="P84" style:family="paragraph" style:parent-style-name="Text_20_body">
      <style:text-properties officeooo:rsid="00aa181f" officeooo:paragraph-rsid="00aa181f"/>
    </style:style>
    <style:style style:name="P85" style:family="paragraph" style:parent-style-name="Text_20_body">
      <style:text-properties officeooo:rsid="00158961" officeooo:paragraph-rsid="0065f9b2"/>
    </style:style>
    <style:style style:name="P86" style:family="paragraph" style:parent-style-name="Text_20_body">
      <style:text-properties officeooo:rsid="00aa9f2c" officeooo:paragraph-rsid="00aa9f2c"/>
    </style:style>
    <style:style style:name="P87" style:family="paragraph" style:parent-style-name="Text_20_body">
      <style:text-properties officeooo:rsid="00a82321" officeooo:paragraph-rsid="00a82321"/>
    </style:style>
    <style:style style:name="P88" style:family="paragraph" style:parent-style-name="Text_20_body">
      <style:text-properties officeooo:rsid="00ac6ed5" officeooo:paragraph-rsid="00ac6ed5"/>
    </style:style>
    <style:style style:name="P89" style:family="paragraph" style:parent-style-name="Text_20_body">
      <style:text-properties officeooo:rsid="00ae1ea6" officeooo:paragraph-rsid="00ae1ea6"/>
    </style:style>
    <style:style style:name="P90" style:family="paragraph" style:parent-style-name="Title">
      <style:text-properties officeooo:rsid="000b7895" officeooo:paragraph-rsid="000b7895"/>
    </style:style>
    <style:style style:name="P91" style:family="paragraph" style:parent-style-name="Table_20_Contents">
      <style:text-properties officeooo:rsid="004a37ab" officeooo:paragraph-rsid="004a37ab"/>
    </style:style>
    <style:style style:name="P92" style:family="paragraph" style:parent-style-name="Table_20_Contents">
      <style:text-properties fo:font-weight="normal" officeooo:rsid="004ef366" officeooo:paragraph-rsid="004ef366" style:font-weight-asian="normal" style:font-weight-complex="normal"/>
    </style:style>
    <style:style style:name="P93" style:family="paragraph" style:parent-style-name="Table_20_Contents">
      <style:text-properties fo:font-weight="normal" officeooo:rsid="005e9fef" officeooo:paragraph-rsid="005e9fef" style:font-weight-asian="normal" style:font-weight-complex="normal"/>
    </style:style>
    <style:style style:name="P94" style:family="paragraph" style:parent-style-name="Table_20_Contents">
      <style:text-properties officeooo:rsid="0051d535" officeooo:paragraph-rsid="0051d535"/>
    </style:style>
    <style:style style:name="P95" style:family="paragraph" style:parent-style-name="Table_20_Contents">
      <style:text-properties officeooo:rsid="0053a457" officeooo:paragraph-rsid="0053a457"/>
    </style:style>
    <style:style style:name="P96" style:family="paragraph" style:parent-style-name="Table_20_Contents">
      <style:text-properties officeooo:rsid="0053ad02" officeooo:paragraph-rsid="0053ad02"/>
    </style:style>
    <style:style style:name="P97" style:family="paragraph" style:parent-style-name="Table_20_Contents">
      <style:text-properties officeooo:rsid="0054c911" officeooo:paragraph-rsid="0054c911"/>
    </style:style>
    <style:style style:name="P98" style:family="paragraph" style:parent-style-name="Table_20_Contents">
      <style:text-properties officeooo:rsid="005f379e" officeooo:paragraph-rsid="005f379e"/>
    </style:style>
    <style:style style:name="P99" style:family="paragraph" style:parent-style-name="Table_20_Contents">
      <style:text-properties officeooo:rsid="005f6194" officeooo:paragraph-rsid="005f6194"/>
    </style:style>
    <style:style style:name="P100" style:family="paragraph" style:parent-style-name="Table_20_Contents">
      <style:text-properties officeooo:rsid="00655185" officeooo:paragraph-rsid="00655185"/>
    </style:style>
    <style:style style:name="P101" style:family="paragraph" style:parent-style-name="Table_20_Contents">
      <style:text-properties officeooo:rsid="0065f9b2" officeooo:paragraph-rsid="0065f9b2"/>
    </style:style>
    <style:style style:name="P102" style:family="paragraph" style:parent-style-name="Table_20_Contents">
      <style:text-properties officeooo:rsid="00693555" officeooo:paragraph-rsid="00693555"/>
    </style:style>
    <style:style style:name="P103" style:family="paragraph" style:parent-style-name="Table_20_Contents">
      <style:text-properties officeooo:rsid="00693555" officeooo:paragraph-rsid="007137e2"/>
    </style:style>
    <style:style style:name="P104" style:family="paragraph" style:parent-style-name="Table_20_Contents">
      <style:text-properties officeooo:rsid="006b3769" officeooo:paragraph-rsid="006b3769"/>
    </style:style>
    <style:style style:name="P105" style:family="paragraph" style:parent-style-name="Table_20_Contents">
      <style:text-properties officeooo:rsid="006f052a" officeooo:paragraph-rsid="006f052a"/>
    </style:style>
    <style:style style:name="P106" style:family="paragraph" style:parent-style-name="Table_20_Contents">
      <style:text-properties officeooo:rsid="007137e2" officeooo:paragraph-rsid="007137e2"/>
    </style:style>
    <style:style style:name="P107" style:family="paragraph" style:parent-style-name="Table_20_Contents">
      <style:text-properties officeooo:rsid="0076a0f9" officeooo:paragraph-rsid="0076a0f9"/>
    </style:style>
    <style:style style:name="P108" style:family="paragraph" style:parent-style-name="Table_20_Contents">
      <style:text-properties officeooo:rsid="007d7c2a" officeooo:paragraph-rsid="007d7c2a"/>
    </style:style>
    <style:style style:name="P109" style:family="paragraph" style:parent-style-name="Table_20_Contents">
      <style:text-properties officeooo:rsid="007e01fd" officeooo:paragraph-rsid="007e01fd"/>
    </style:style>
    <style:style style:name="P110" style:family="paragraph" style:parent-style-name="Table_20_Contents">
      <style:text-properties officeooo:rsid="008000e7" officeooo:paragraph-rsid="008000e7"/>
    </style:style>
    <style:style style:name="P111" style:family="paragraph" style:parent-style-name="Table_20_Contents">
      <style:text-properties officeooo:rsid="00830e01" officeooo:paragraph-rsid="00830e01"/>
    </style:style>
    <style:style style:name="P112" style:family="paragraph" style:parent-style-name="Table_20_Contents">
      <style:text-properties officeooo:rsid="00830e01" officeooo:paragraph-rsid="00888371"/>
    </style:style>
    <style:style style:name="P113" style:family="paragraph" style:parent-style-name="Table_20_Contents">
      <style:text-properties officeooo:rsid="008552a4" officeooo:paragraph-rsid="00892386"/>
    </style:style>
    <style:style style:name="P114" style:family="paragraph" style:parent-style-name="Table_20_Contents">
      <style:text-properties officeooo:rsid="0085cd7a" officeooo:paragraph-rsid="0085cd7a"/>
    </style:style>
    <style:style style:name="P115" style:family="paragraph" style:parent-style-name="Table_20_Contents">
      <style:text-properties officeooo:rsid="00888371" officeooo:paragraph-rsid="00888371"/>
    </style:style>
    <style:style style:name="P116" style:family="paragraph" style:parent-style-name="Table_20_Contents">
      <style:text-properties officeooo:rsid="00892386" officeooo:paragraph-rsid="00892386"/>
    </style:style>
    <style:style style:name="P117" style:family="paragraph" style:parent-style-name="Table_20_Contents">
      <style:text-properties officeooo:rsid="008bd238" officeooo:paragraph-rsid="008bd238"/>
    </style:style>
    <style:style style:name="P118" style:family="paragraph" style:parent-style-name="Table_20_Contents">
      <style:text-properties officeooo:rsid="008e6c62" officeooo:paragraph-rsid="008e6c62"/>
    </style:style>
    <style:style style:name="P119" style:family="paragraph" style:parent-style-name="Table_20_Contents">
      <style:text-properties officeooo:rsid="008e6c62" officeooo:paragraph-rsid="00949a36"/>
    </style:style>
    <style:style style:name="P120" style:family="paragraph" style:parent-style-name="Table_20_Contents">
      <style:text-properties officeooo:rsid="00901411" officeooo:paragraph-rsid="00901411"/>
    </style:style>
    <style:style style:name="P121" style:family="paragraph" style:parent-style-name="Table_20_Contents">
      <style:text-properties officeooo:rsid="00901411" officeooo:paragraph-rsid="00919c04"/>
    </style:style>
    <style:style style:name="P122" style:family="paragraph" style:parent-style-name="Table_20_Contents">
      <style:text-properties officeooo:rsid="0036e120" officeooo:paragraph-rsid="00919c04"/>
    </style:style>
    <style:style style:name="P123" style:family="paragraph" style:parent-style-name="Table_20_Contents">
      <style:text-properties officeooo:rsid="00919c04" officeooo:paragraph-rsid="00919c04"/>
    </style:style>
    <style:style style:name="P124" style:family="paragraph" style:parent-style-name="Table_20_Contents">
      <style:text-properties officeooo:rsid="0092c83e" officeooo:paragraph-rsid="0092c83e"/>
    </style:style>
    <style:style style:name="P125" style:family="paragraph" style:parent-style-name="Table_20_Contents">
      <style:text-properties officeooo:rsid="009f0e58" officeooo:paragraph-rsid="009f0e58"/>
    </style:style>
    <style:style style:name="P126" style:family="paragraph" style:parent-style-name="Table_20_Contents">
      <style:text-properties officeooo:rsid="00a1648e" officeooo:paragraph-rsid="00a1648e"/>
    </style:style>
    <style:style style:name="P127" style:family="paragraph" style:parent-style-name="Table_20_Contents">
      <style:text-properties officeooo:rsid="00a2e375" officeooo:paragraph-rsid="00a2e375"/>
    </style:style>
    <style:style style:name="P128" style:family="paragraph" style:parent-style-name="Table_20_Contents">
      <style:text-properties officeooo:rsid="00a350cf" officeooo:paragraph-rsid="00a350cf"/>
    </style:style>
    <style:style style:name="P129" style:family="paragraph" style:parent-style-name="Table_20_Contents">
      <style:text-properties officeooo:rsid="00a4e960" officeooo:paragraph-rsid="00a4e960"/>
    </style:style>
    <style:style style:name="P130" style:family="paragraph" style:parent-style-name="Table_20_Contents">
      <style:text-properties officeooo:rsid="004a8ddf"/>
    </style:style>
    <style:style style:name="P131" style:family="paragraph" style:parent-style-name="Table_20_Contents">
      <style:text-properties officeooo:rsid="00a6bcc0" officeooo:paragraph-rsid="00a6bcc0"/>
    </style:style>
    <style:style style:name="P132" style:family="paragraph" style:parent-style-name="Table_20_Contents">
      <style:text-properties officeooo:rsid="00aa9f2c" officeooo:paragraph-rsid="00aa9f2c"/>
    </style:style>
    <style:style style:name="P133" style:family="paragraph" style:parent-style-name="Table_20_Contents">
      <style:text-properties officeooo:rsid="00ac6ed5" officeooo:paragraph-rsid="00ac6ed5"/>
    </style:style>
    <style:style style:name="P134" style:family="paragraph" style:parent-style-name="Text_20_body">
      <style:paragraph-properties fo:break-before="page"/>
      <style:text-properties fo:font-weight="normal" officeooo:rsid="0054c911" officeooo:paragraph-rsid="0054c911" style:font-weight-asian="normal" style:font-weight-complex="normal"/>
    </style:style>
    <style:style style:name="P135" style:family="paragraph" style:parent-style-name="Contents_20_3">
      <style:paragraph-properties>
        <style:tab-stops>
          <style:tab-stop style:position="6.5319in" style:type="right" style:leader-style="dotted" style:leader-text="."/>
        </style:tab-stops>
      </style:paragraph-properties>
    </style:style>
    <style:style style:name="P136" style:family="paragraph" style:parent-style-name="Contents_20_2">
      <style:paragraph-properties>
        <style:tab-stops>
          <style:tab-stop style:position="6.7283in" style:type="right" style:leader-style="dotted" style:leader-text="."/>
        </style:tab-stops>
      </style:paragraph-properties>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Text_20_body" style:list-style-name="L1">
      <style:text-properties officeooo:rsid="00132f0c" officeooo:paragraph-rsid="00132f0c"/>
    </style:style>
    <style:style style:name="P139" style:family="paragraph" style:parent-style-name="Text_20_body" style:list-style-name="L1">
      <style:text-properties officeooo:rsid="0043d94a" officeooo:paragraph-rsid="0043d94a"/>
    </style:style>
    <style:style style:name="P140" style:family="paragraph" style:parent-style-name="Text_20_body" style:list-style-name="L2">
      <style:text-properties officeooo:rsid="0011c299" officeooo:paragraph-rsid="0011c299"/>
    </style:style>
    <style:style style:name="P141" style:family="paragraph" style:parent-style-name="Text_20_body" style:list-style-name="L3">
      <style:text-properties officeooo:rsid="004ef366" officeooo:paragraph-rsid="004ef366"/>
    </style:style>
    <style:style style:name="P142"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43"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44"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45" style:family="paragraph" style:parent-style-name="Heading_20_1">
      <style:text-properties officeooo:rsid="0043c693" officeooo:paragraph-rsid="0043c693"/>
    </style:style>
    <style:style style:name="P146" style:family="paragraph" style:parent-style-name="Heading_20_1">
      <style:text-properties officeooo:rsid="0011c299" officeooo:paragraph-rsid="0011c299"/>
    </style:style>
    <style:style style:name="P147" style:family="paragraph" style:parent-style-name="Heading_20_1">
      <style:text-properties officeooo:rsid="000b7895" officeooo:paragraph-rsid="000b7895"/>
    </style:style>
    <style:style style:name="P148" style:family="paragraph" style:parent-style-name="Heading_20_1" style:list-style-name="">
      <style:text-properties officeooo:rsid="00134fd0" officeooo:paragraph-rsid="00134fd0"/>
    </style:style>
    <style:style style:name="P149" style:family="paragraph" style:parent-style-name="Heading_20_1" style:list-style-name="">
      <style:text-properties officeooo:rsid="00274e77" officeooo:paragraph-rsid="00274e77"/>
    </style:style>
    <style:style style:name="P150" style:family="paragraph" style:parent-style-name="Heading_20_1" style:list-style-name="">
      <style:text-properties officeooo:rsid="0036e120" officeooo:paragraph-rsid="0036e120"/>
    </style:style>
    <style:style style:name="P151" style:family="paragraph" style:parent-style-name="Heading_20_1">
      <style:paragraph-properties fo:break-before="page"/>
      <style:text-properties officeooo:rsid="00134fd0" officeooo:paragraph-rsid="00134fd0"/>
    </style:style>
    <style:style style:name="P152" style:family="paragraph" style:parent-style-name="Heading_20_2">
      <style:text-properties officeooo:rsid="00aa181f" officeooo:paragraph-rsid="00aa181f"/>
    </style:style>
    <style:style style:name="P153" style:family="paragraph" style:parent-style-name="Heading_20_2">
      <style:text-properties officeooo:rsid="003892d3" officeooo:paragraph-rsid="003dca8f"/>
    </style:style>
    <style:style style:name="P154" style:family="paragraph" style:parent-style-name="Heading_20_2">
      <style:text-properties officeooo:rsid="00158961" officeooo:paragraph-rsid="00158961"/>
    </style:style>
    <style:style style:name="P155" style:family="paragraph" style:parent-style-name="Heading_20_2">
      <style:text-properties officeooo:rsid="001bd12f" officeooo:paragraph-rsid="001bd12f"/>
    </style:style>
    <style:style style:name="P156" style:family="paragraph" style:parent-style-name="Heading_20_2">
      <style:text-properties officeooo:rsid="001ef64c" officeooo:paragraph-rsid="001ef64c"/>
    </style:style>
    <style:style style:name="P157" style:family="paragraph" style:parent-style-name="Heading_20_2">
      <style:text-properties officeooo:rsid="006d748c" officeooo:paragraph-rsid="006d748c"/>
    </style:style>
    <style:style style:name="P158" style:family="paragraph" style:parent-style-name="Heading_20_2">
      <style:text-properties officeooo:rsid="004574fe" officeooo:paragraph-rsid="004574fe"/>
    </style:style>
    <style:style style:name="P159" style:family="paragraph" style:parent-style-name="Heading_20_2" style:list-style-name="">
      <style:text-properties officeooo:rsid="009e2b7a" officeooo:paragraph-rsid="009e2b7a"/>
    </style:style>
    <style:style style:name="P160" style:family="paragraph" style:parent-style-name="Heading_20_2">
      <style:paragraph-properties fo:break-before="page"/>
    </style:style>
    <style:style style:name="P161" style:family="paragraph" style:parent-style-name="Heading_20_2">
      <style:paragraph-properties fo:break-before="page"/>
      <style:text-properties officeooo:rsid="0015273d" officeooo:paragraph-rsid="0015273d"/>
    </style:style>
    <style:style style:name="P162" style:family="paragraph" style:parent-style-name="Heading_20_2">
      <style:paragraph-properties fo:break-before="page"/>
      <style:text-properties officeooo:rsid="004e4358" officeooo:paragraph-rsid="004e4358"/>
    </style:style>
    <style:style style:name="P163" style:family="paragraph" style:parent-style-name="Heading_20_2">
      <style:paragraph-properties fo:break-before="page"/>
      <style:text-properties officeooo:rsid="00655185" officeooo:paragraph-rsid="00655185"/>
    </style:style>
    <style:style style:name="P164" style:family="paragraph" style:parent-style-name="Heading_20_2">
      <style:paragraph-properties fo:break-before="page"/>
      <style:text-properties officeooo:rsid="009e2b7a" officeooo:paragraph-rsid="009e2b7a"/>
    </style:style>
    <style:style style:name="P165" style:family="paragraph" style:parent-style-name="Heading_20_3">
      <style:text-properties officeooo:rsid="003dca8f" officeooo:paragraph-rsid="003dca8f"/>
    </style:style>
    <style:style style:name="P166" style:family="paragraph" style:parent-style-name="Heading_20_3">
      <style:text-properties officeooo:rsid="004a8ddf" officeooo:paragraph-rsid="004a8ddf"/>
    </style:style>
    <style:style style:name="P167" style:family="paragraph" style:parent-style-name="Heading_20_3">
      <style:text-properties officeooo:rsid="003def71" officeooo:paragraph-rsid="003def71"/>
    </style:style>
    <style:style style:name="P168" style:family="paragraph" style:parent-style-name="Heading_20_3">
      <style:text-properties officeooo:rsid="00158961" officeooo:paragraph-rsid="00158961"/>
    </style:style>
    <style:style style:name="P169" style:family="paragraph" style:parent-style-name="Heading_20_3">
      <style:text-properties officeooo:rsid="00183444" officeooo:paragraph-rsid="00183444"/>
    </style:style>
    <style:style style:name="P170" style:family="paragraph" style:parent-style-name="Heading_20_3">
      <style:text-properties officeooo:rsid="00274e77" officeooo:paragraph-rsid="00274e77"/>
    </style:style>
    <style:style style:name="P171" style:family="paragraph" style:parent-style-name="Heading_20_3">
      <style:text-properties officeooo:rsid="004574fe" officeooo:paragraph-rsid="004574fe"/>
    </style:style>
    <style:style style:name="P172" style:family="paragraph" style:parent-style-name="Heading_20_3">
      <style:text-properties fo:font-weight="normal" officeooo:rsid="004574fe" officeooo:paragraph-rsid="004574fe" style:font-weight-asian="normal" style:font-weight-complex="normal"/>
    </style:style>
    <style:style style:name="P173" style:family="paragraph" style:parent-style-name="Heading_20_3">
      <style:text-properties fo:font-weight="normal" officeooo:rsid="0047e7fd" officeooo:paragraph-rsid="0047e7fd" style:font-weight-asian="normal" style:font-weight-complex="normal"/>
    </style:style>
    <style:style style:name="P174" style:family="paragraph" style:parent-style-name="Heading_20_3">
      <style:text-properties fo:font-weight="normal" officeooo:rsid="0076a0f9" officeooo:paragraph-rsid="0076a0f9" style:font-weight-asian="normal" style:font-weight-complex="normal"/>
    </style:style>
    <style:style style:name="P175" style:family="paragraph" style:parent-style-name="Heading_20_3">
      <style:text-properties officeooo:rsid="007d7c2a" officeooo:paragraph-rsid="007d7c2a"/>
    </style:style>
    <style:style style:name="P176" style:family="paragraph" style:parent-style-name="Heading_20_3">
      <style:text-properties officeooo:rsid="008000e7" officeooo:paragraph-rsid="008000e7"/>
    </style:style>
    <style:style style:name="P177" style:family="paragraph" style:parent-style-name="Heading_20_3">
      <style:text-properties officeooo:rsid="004ef366" officeooo:paragraph-rsid="004ef366"/>
    </style:style>
    <style:style style:name="P178" style:family="paragraph" style:parent-style-name="Heading_20_3">
      <style:text-properties officeooo:rsid="0051d535" officeooo:paragraph-rsid="0051d535"/>
    </style:style>
    <style:style style:name="P179" style:family="paragraph" style:parent-style-name="Heading_20_3">
      <style:text-properties officeooo:rsid="0053a457" officeooo:paragraph-rsid="0053a457"/>
    </style:style>
    <style:style style:name="P180" style:family="paragraph" style:parent-style-name="Heading_20_3" style:list-style-name="">
      <style:text-properties officeooo:rsid="0053ad02" officeooo:paragraph-rsid="0053ad02"/>
    </style:style>
    <style:style style:name="P181" style:family="paragraph" style:parent-style-name="Heading_20_3">
      <style:text-properties officeooo:rsid="0054c911"/>
    </style:style>
    <style:style style:name="P182" style:family="paragraph" style:parent-style-name="Heading_20_3">
      <style:text-properties officeooo:rsid="00ac6ed5" officeooo:paragraph-rsid="00ac6ed5"/>
    </style:style>
    <style:style style:name="P183" style:family="paragraph" style:parent-style-name="Heading_20_3">
      <style:text-properties officeooo:rsid="00aa9f2c" officeooo:paragraph-rsid="00aa9f2c"/>
    </style:style>
    <style:style style:name="P184" style:family="paragraph" style:parent-style-name="Heading_20_3">
      <style:text-properties officeooo:rsid="00655185" officeooo:paragraph-rsid="00655185"/>
    </style:style>
    <style:style style:name="P185" style:family="paragraph" style:parent-style-name="Heading_20_3">
      <style:text-properties officeooo:rsid="0065f9b2"/>
    </style:style>
    <style:style style:name="P186" style:family="paragraph" style:parent-style-name="Heading_20_3">
      <style:text-properties officeooo:rsid="00693555" officeooo:paragraph-rsid="00693555"/>
    </style:style>
    <style:style style:name="P187" style:family="paragraph" style:parent-style-name="Heading_20_3">
      <style:text-properties officeooo:rsid="006b3769"/>
    </style:style>
    <style:style style:name="P188" style:family="paragraph" style:parent-style-name="Heading_20_3">
      <style:text-properties officeooo:rsid="006f052a" officeooo:paragraph-rsid="006f052a"/>
    </style:style>
    <style:style style:name="P189" style:family="paragraph" style:parent-style-name="Heading_20_3" style:list-style-name="">
      <style:text-properties officeooo:rsid="00901411" officeooo:paragraph-rsid="00901411"/>
    </style:style>
    <style:style style:name="P190" style:family="paragraph" style:parent-style-name="Heading_20_3">
      <style:text-properties officeooo:rsid="00830e01" officeooo:paragraph-rsid="00830e01"/>
    </style:style>
    <style:style style:name="P191" style:family="paragraph" style:parent-style-name="Heading_20_3">
      <style:text-properties officeooo:rsid="008552a4" officeooo:paragraph-rsid="008552a4"/>
    </style:style>
    <style:style style:name="P192" style:family="paragraph" style:parent-style-name="Heading_20_3">
      <style:text-properties officeooo:rsid="008bd238" officeooo:paragraph-rsid="008bd238"/>
    </style:style>
    <style:style style:name="P193" style:family="paragraph" style:parent-style-name="Heading_20_3">
      <style:text-properties officeooo:rsid="008e6c62" officeooo:paragraph-rsid="008e6c62"/>
    </style:style>
    <style:style style:name="P194" style:family="paragraph" style:parent-style-name="Heading_20_3">
      <style:text-properties officeooo:rsid="009f0e58" officeooo:paragraph-rsid="009f0e58"/>
    </style:style>
    <style:style style:name="P195" style:family="paragraph" style:parent-style-name="Heading_20_3">
      <style:text-properties officeooo:rsid="00a1648e" officeooo:paragraph-rsid="00a1648e"/>
    </style:style>
    <style:style style:name="P196" style:family="paragraph" style:parent-style-name="Heading_20_3">
      <style:text-properties officeooo:rsid="00a2e375" officeooo:paragraph-rsid="00a2e375"/>
    </style:style>
    <style:style style:name="P197" style:family="paragraph" style:parent-style-name="Heading_20_3">
      <style:text-properties officeooo:rsid="00a4e960" officeooo:paragraph-rsid="00a4e960"/>
    </style:style>
    <style:style style:name="P198" style:family="paragraph" style:parent-style-name="Heading_20_3">
      <style:paragraph-properties fo:break-before="page"/>
      <style:text-properties officeooo:rsid="0053ad02" officeooo:paragraph-rsid="0053ad02"/>
    </style:style>
    <style:style style:name="P199" style:family="paragraph" style:parent-style-name="Heading_20_3">
      <style:paragraph-properties fo:break-before="page"/>
      <style:text-properties officeooo:rsid="00901411" officeooo:paragraph-rsid="00901411"/>
    </style:style>
    <style:style style:name="P200" style:family="paragraph" style:parent-style-name="Table_20_Contents">
      <style:text-properties officeooo:rsid="00ae82da" officeooo:paragraph-rsid="00ae82da"/>
    </style:style>
    <style:style style:name="P201" style:family="paragraph" style:parent-style-name="Table_20_Contents">
      <style:text-properties officeooo:rsid="00afa728" officeooo:paragraph-rsid="00afa728"/>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278dc" style:font-weight-asian="normal" style:font-weight-complex="normal"/>
    </style:style>
    <style:style style:name="T7" style:family="text">
      <style:text-properties fo:font-weight="normal" officeooo:rsid="005f379e"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07761c3" style:font-weight-asian="normal" style:font-weight-complex="normal"/>
    </style:style>
    <style:style style:name="T10" style:family="text">
      <style:text-properties fo:font-weight="normal" officeooo:rsid="00b17f30" style:font-weight-asian="normal" style:font-weight-complex="normal"/>
    </style:style>
    <style:style style:name="T11" style:family="text">
      <style:text-properties officeooo:rsid="0011c299"/>
    </style:style>
    <style:style style:name="T12" style:family="text">
      <style:text-properties officeooo:rsid="002935d6"/>
    </style:style>
    <style:style style:name="T13" style:family="text">
      <style:text-properties officeooo:rsid="0031e9a5"/>
    </style:style>
    <style:style style:name="T14" style:family="text">
      <style:text-properties officeooo:rsid="00397364"/>
    </style:style>
    <style:style style:name="T15" style:family="text">
      <style:text-properties officeooo:rsid="003dca8f"/>
    </style:style>
    <style:style style:name="T1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8" style:family="text">
      <style:text-properties officeooo:rsid="0041839e"/>
    </style:style>
    <style:style style:name="T19" style:family="text">
      <style:text-properties officeooo:rsid="004278dc"/>
    </style:style>
    <style:style style:name="T20" style:family="text">
      <style:text-properties officeooo:rsid="0043c693"/>
    </style:style>
    <style:style style:name="T21" style:family="text">
      <style:text-properties officeooo:rsid="0049689b"/>
    </style:style>
    <style:style style:name="T22" style:family="text">
      <style:text-properties officeooo:rsid="004e4358"/>
    </style:style>
    <style:style style:name="T23" style:family="text">
      <style:text-properties officeooo:rsid="004ef366"/>
    </style:style>
    <style:style style:name="T24" style:family="text">
      <style:text-properties officeooo:rsid="0050074b"/>
    </style:style>
    <style:style style:name="T25" style:family="text">
      <style:text-properties officeooo:rsid="005399ce"/>
    </style:style>
    <style:style style:name="T26" style:family="text">
      <style:text-properties officeooo:rsid="0058a885"/>
    </style:style>
    <style:style style:name="T27" style:family="text">
      <style:text-properties officeooo:rsid="005bb074"/>
    </style:style>
    <style:style style:name="T28" style:family="text">
      <style:text-properties officeooo:rsid="00625713"/>
    </style:style>
    <style:style style:name="T29" style:family="text">
      <style:text-properties officeooo:rsid="00655185"/>
    </style:style>
    <style:style style:name="T30" style:family="text">
      <style:text-properties officeooo:rsid="0065f9b2"/>
    </style:style>
    <style:style style:name="T31" style:family="text">
      <style:text-properties officeooo:rsid="00693555"/>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73d990"/>
    </style:style>
    <style:style style:name="T36" style:family="text">
      <style:text-properties officeooo:rsid="00830e01"/>
    </style:style>
    <style:style style:name="T37" style:family="text">
      <style:text-properties officeooo:rsid="008429e8"/>
    </style:style>
    <style:style style:name="T38" style:family="text">
      <style:text-properties officeooo:rsid="00888371"/>
    </style:style>
    <style:style style:name="T39" style:family="text">
      <style:text-properties officeooo:rsid="00892386"/>
    </style:style>
    <style:style style:name="T40" style:family="text">
      <style:text-properties officeooo:rsid="008bd238"/>
    </style:style>
    <style:style style:name="T41" style:family="text">
      <style:text-properties officeooo:rsid="008c9f3d"/>
    </style:style>
    <style:style style:name="T42" style:family="text">
      <style:text-properties officeooo:rsid="008ff583"/>
    </style:style>
    <style:style style:name="T43" style:family="text">
      <style:text-properties officeooo:rsid="00901411"/>
    </style:style>
    <style:style style:name="T44" style:family="text">
      <style:text-properties officeooo:rsid="00919c04"/>
    </style:style>
    <style:style style:name="T45" style:family="text">
      <style:text-properties officeooo:rsid="0092c83e"/>
    </style:style>
    <style:style style:name="T46" style:family="text">
      <style:text-properties officeooo:rsid="00949a36"/>
    </style:style>
    <style:style style:name="T47" style:family="text">
      <style:text-properties officeooo:rsid="0097bdf9"/>
    </style:style>
    <style:style style:name="T48" style:family="text">
      <style:text-properties officeooo:rsid="009bdd19"/>
    </style:style>
    <style:style style:name="T49" style:family="text">
      <style:text-properties officeooo:rsid="009c661f"/>
    </style:style>
    <style:style style:name="T50" style:family="text">
      <style:text-properties officeooo:rsid="009f0e58"/>
    </style:style>
    <style:style style:name="T51" style:family="text">
      <style:text-properties fo:font-style="normal" style:font-style-asian="normal" style:font-style-complex="normal"/>
    </style:style>
    <style:style style:name="T52" style:family="text">
      <style:text-properties fo:font-style="normal" officeooo:rsid="00a1648e" style:font-style-asian="normal" style:font-style-complex="normal"/>
    </style:style>
    <style:style style:name="T53" style:family="text">
      <style:text-properties officeooo:rsid="00a0abd3"/>
    </style:style>
    <style:style style:name="T54" style:family="text">
      <style:text-properties officeooo:rsid="00a1648e"/>
    </style:style>
    <style:style style:name="T55" style:family="text">
      <style:text-properties officeooo:rsid="00a350cf"/>
    </style:style>
    <style:style style:name="T56" style:family="text">
      <style:text-properties officeooo:rsid="00a4e960"/>
    </style:style>
    <style:style style:name="T57" style:family="text">
      <style:text-properties officeooo:rsid="00a67718"/>
    </style:style>
    <style:style style:name="T58" style:family="text">
      <style:text-properties officeooo:rsid="00b12f7c"/>
    </style:style>
    <style:style style:name="T59" style:family="text">
      <style:text-properties officeooo:rsid="00b1c22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1149_221192023" text:style-name="Index_20_Link" text:visited-style-name="Index_20_Link">About WebTools<text:tab/>2</text:a></text:p>
          <text:p text:style-name="P136"><text:a xlink:type="simple" xlink:href="#__RefHeading__1973_2070553860" text:style-name="Index_20_Link" text:visited-style-name="Index_20_Link">Known Issues<text:tab/>2</text:a></text:p>
          <text:p text:style-name="P137"><text:a xlink:type="simple" xlink:href="#__RefHeading__131_1252382565" text:style-name="Index_20_Link" text:visited-style-name="Index_20_Link">About the REST API<text:tab/>2</text:a></text:p>
          <text:p text:style-name="P137"><text:a xlink:type="simple" xlink:href="#__RefHeading__133_1252382565" text:style-name="Index_20_Link" text:visited-style-name="Index_20_Link">Credits<text:tab/>3</text:a></text:p>
          <text:p text:style-name="P137"><text:a xlink:type="simple" xlink:href="#__RefHeading__135_1252382565" text:style-name="Index_20_Link" text:visited-style-name="Index_20_Link">License<text:tab/>3</text:a></text:p>
          <text:p text:style-name="P137"><text:a xlink:type="simple" xlink:href="#__RefHeading__107_1252382565" text:style-name="Index_20_Link" text:visited-style-name="Index_20_Link">Preword<text:tab/>3</text:a></text:p>
          <text:p text:style-name="P137"><text:a xlink:type="simple" xlink:href="#__RefHeading__129_1252382565" text:style-name="Index_20_Link" text:visited-style-name="Index_20_Link">Storage<text:tab/>3</text:a></text:p>
          <text:p text:style-name="P137"><text:a xlink:type="simple" xlink:href="#__RefHeading__137_1252382565" text:style-name="Index_20_Link" text:visited-style-name="Index_20_Link">REST API<text:tab/>4</text:a></text:p>
          <text:p text:style-name="P136"><text:a xlink:type="simple" xlink:href="#__RefHeading__105_1252382565" text:style-name="Index_20_Link" text:visited-style-name="Index_20_Link">Get the Secret Info ****** CHANGED *********<text:tab/>4</text:a></text:p>
          <text:p text:style-name="P136"><text:a xlink:type="simple" xlink:href="#__RefHeading__1140_221192023" text:style-name="Index_20_Link" text:visited-style-name="Index_20_Link">Authentication<text:tab/>4</text:a></text:p>
          <text:p text:style-name="P135"><text:a xlink:type="simple" xlink:href="#__RefHeading__1142_221192023" text:style-name="Index_20_Link" text:visited-style-name="Index_20_Link">Local authentication<text:tab/>4</text:a></text:p>
          <text:p text:style-name="P135"><text:a xlink:type="simple" xlink:href="#__RefHeading__1144_221192023" text:style-name="Index_20_Link" text:visited-style-name="Index_20_Link">PlexTV authentication<text:tab/>5</text:a></text:p>
          <text:p text:style-name="P135"><text:a xlink:type="simple" xlink:href="#__RefHeading__1376_360856256" text:style-name="Index_20_Link" text:visited-style-name="Index_20_Link">Logout ************* CHANGED ***********<text:tab/>5</text:a></text:p>
          <text:p text:style-name="P135"><text:a xlink:type="simple" xlink:href="#__RefHeading__1146_221192023" text:style-name="Index_20_Link" text:visited-style-name="Index_20_Link">Change password **** Obsolete ****<text:tab/>5</text:a></text:p>
          <text:p text:style-name="P136"><text:a xlink:type="simple" xlink:href="#__RefHeading__109_1252382565" text:style-name="Index_20_Link" text:visited-style-name="Index_20_Link">Settings **** Obsolete ****<text:tab/>5</text:a></text:p>
          <text:p text:style-name="P135"><text:a xlink:type="simple" xlink:href="#__RefHeading__111_1252382565" text:style-name="Index_20_Link" text:visited-style-name="Index_20_Link">GET METHODE **** Obsolete ****<text:tab/>5</text:a></text:p>
          <text:p text:style-name="P135"><text:a xlink:type="simple" xlink:href="#__RefHeading__126_1252382565" text:style-name="Index_20_Link" text:visited-style-name="Index_20_Link">PUT METHODE **** Obsolete ****<text:tab/>5</text:a></text:p>
          <text:p text:style-name="P136"><text:a xlink:type="simple" xlink:href="#__RefHeading__145_1252382565" text:style-name="Index_20_Link" text:visited-style-name="Index_20_Link">Sections *** Obsoleted ***<text:tab/>6</text:a></text:p>
          <text:p text:style-name="P136"><text:a xlink:type="simple" xlink:href="#__RefHeading__147_1252382565" text:style-name="Index_20_Link" text:visited-style-name="Index_20_Link">Section *** Obsolete ***<text:tab/>6</text:a></text:p>
          <text:p text:style-name="P135"><text:a xlink:type="simple" xlink:href="#__RefHeading__149_1252382565" text:style-name="Index_20_Link" text:visited-style-name="Index_20_Link">Size *** Obsoleted ***<text:tab/>6</text:a></text:p>
          <text:p text:style-name="P135"><text:a xlink:type="simple" xlink:href="#__RefHeading__154_1252382565" text:style-name="Index_20_Link" text:visited-style-name="Index_20_Link">Retrieve section contents *** Obsoleted ***<text:tab/>6</text:a></text:p>
          <text:p text:style-name="P136"><text:a xlink:type="simple" xlink:href="#__RefHeading__156_1252382565" text:style-name="Index_20_Link" text:visited-style-name="Index_20_Link">Subtitles *** Obsolete ***<text:tab/>6</text:a></text:p>
          <text:p text:style-name="P136"><text:a xlink:type="simple" xlink:href="#__RefHeading__158_1252382565" text:style-name="Index_20_Link" text:visited-style-name="Index_20_Link">Subtitle *** Obsolete ***<text:tab/>6</text:a></text:p>
          <text:p text:style-name="P136"><text:a xlink:type="simple" xlink:href="#__RefHeading__587_841205411" text:style-name="Index_20_Link" text:visited-style-name="Index_20_Link">TV-Shows **** Obsolete ****<text:tab/>7</text:a></text:p>
          <text:p text:style-name="P135"><text:a xlink:type="simple" xlink:href="#__RefHeading__589_841205411" text:style-name="Index_20_Link" text:visited-style-name="Index_20_Link">GET Metode ******** Obsolete *********<text:tab/>7</text:a></text:p>
          <text:p text:style-name="P136"><text:a xlink:type="simple" xlink:href="#__RefHeading__1047_209858754" text:style-name="Index_20_Link" text:visited-style-name="Index_20_Link">Delete subtitle ***** Obsolete ****<text:tab/>8</text:a></text:p>
          <text:p text:style-name="P136"><text:a xlink:type="simple" xlink:href="#__RefHeading__1773_1533813955" text:style-name="Index_20_Link" text:visited-style-name="Index_20_Link">Logs **** Obsolete ****<text:tab/>8</text:a></text:p>
          <text:p text:style-name="P136"><text:a xlink:type="simple" xlink:href="#__RefHeading__1241_372334599" text:style-name="Index_20_Link" text:visited-style-name="Index_20_Link">Logs Module<text:tab/>8</text:a></text:p>
          <text:p text:style-name="P135"><text:a xlink:type="simple" xlink:href="#__RefHeading__1243_372334599" text:style-name="Index_20_Link" text:visited-style-name="Index_20_Link">Listing<text:tab/>8</text:a></text:p>
          <text:p text:style-name="P135"><text:a xlink:type="simple" xlink:href="#__RefHeading__1245_372334599" text:style-name="Index_20_Link" text:visited-style-name="Index_20_Link">Show<text:tab/>9</text:a></text:p>
          <text:p text:style-name="P135"><text:a xlink:type="simple" xlink:href="#__RefHeading__1247_372334599" text:style-name="Index_20_Link" text:visited-style-name="Index_20_Link">Download<text:tab/>9</text:a></text:p>
          <text:p text:style-name="P135"><text:a xlink:type="simple" xlink:href="#__RefHeading__1249_372334599" text:style-name="Index_20_Link" text:visited-style-name="Index_20_Link">Download entire log directory as a zip<text:tab/>9</text:a></text:p>
          <text:p text:style-name="P135"><text:a xlink:type="simple" xlink:href="#__RefHeading__3155_2138859710" text:style-name="Index_20_Link" text:visited-style-name="Index_20_Link">Entry<text:tab/>9</text:a></text:p>
          <text:p text:style-name="P136"><text:a xlink:type="simple" xlink:href="#__RefHeading__1515_815698088" text:style-name="Index_20_Link" text:visited-style-name="Index_20_Link">Git module<text:tab/>11</text:a></text:p>
          <text:p text:style-name="P135"><text:a xlink:type="simple" xlink:href="#__RefHeading__1588_77275171" text:style-name="Index_20_Link" text:visited-style-name="Index_20_Link">updateUASCache<text:tab/>11</text:a></text:p>
          <text:p text:style-name="P135"><text:a xlink:type="simple" xlink:href="#__RefHeading__3157_2138859710" text:style-name="Index_20_Link" text:visited-style-name="Index_20_Link">uasTypes<text:tab/>11</text:a></text:p>
          <text:p text:style-name="P135"><text:a xlink:type="simple" xlink:href="#__RefHeading__1554_1607384461" text:style-name="Index_20_Link" text:visited-style-name="Index_20_Link">Install/Update<text:tab/>12</text:a></text:p>
          <text:p text:style-name="P135"><text:a xlink:type="simple" xlink:href="#__RefHeading__1556_1607384461" text:style-name="Index_20_Link" text:visited-style-name="Index_20_Link">List<text:tab/>12</text:a></text:p>
          <text:p text:style-name="P135"><text:a xlink:type="simple" xlink:href="#__RefHeading__1559_1607384461" text:style-name="Index_20_Link" text:visited-style-name="Index_20_Link">GetLastUpdateTime<text:tab/>13</text:a></text:p>
          <text:p text:style-name="P135"><text:a xlink:type="simple" xlink:href="#__RefHeading__1561_1607384461" text:style-name="Index_20_Link" text:visited-style-name="Index_20_Link">GetListofBundles<text:tab/>14</text:a></text:p>
          <text:p text:style-name="P135"><text:a xlink:type="simple" xlink:href="#__RefHeading__1566_1607384461" text:style-name="Index_20_Link" text:visited-style-name="Index_20_Link">GetReleaseInfo<text:tab/>14</text:a></text:p>
          <text:p text:style-name="P135"><text:soft-page-break/><text:a xlink:type="simple" xlink:href="#__RefHeading__2016_749924090" text:style-name="Index_20_Link" text:visited-style-name="Index_20_Link">Migrate<text:tab/>16</text:a></text:p>
          <text:p text:style-name="P136"><text:a xlink:type="simple" xlink:href="#__RefHeading__1760_1533813955" text:style-name="Index_20_Link" text:visited-style-name="Index_20_Link">PMS Module<text:tab/>17</text:a></text:p>
          <text:p text:style-name="P135"><text:a xlink:type="simple" xlink:href="#__RefHeading__1975_2070553860" text:style-name="Index_20_Link" text:visited-style-name="Index_20_Link">delBundle<text:tab/>17</text:a></text:p>
          <text:p text:style-name="P135"><text:a xlink:type="simple" xlink:href="#__RefHeading__1762_1533813955" text:style-name="Index_20_Link" text:visited-style-name="Index_20_Link">getSectionList<text:tab/>17</text:a></text:p>
          <text:p text:style-name="P135"><text:a xlink:type="simple" xlink:href="#__RefHeading__1766_1533813955" text:style-name="Index_20_Link" text:visited-style-name="Index_20_Link">getSectionSize<text:tab/>17</text:a></text:p>
          <text:p text:style-name="P135"><text:a xlink:type="simple" xlink:href="#__RefHeading__1768_1533813955" text:style-name="Index_20_Link" text:visited-style-name="Index_20_Link">getSection<text:tab/>17</text:a></text:p>
          <text:p text:style-name="P135"><text:a xlink:type="simple" xlink:href="#__RefHeading__1771_1533813955" text:style-name="Index_20_Link" text:visited-style-name="Index_20_Link">getSubtitles<text:tab/>19</text:a></text:p>
          <text:p text:style-name="P135"><text:a xlink:type="simple" xlink:href="#__RefHeading__1776_1533813955" text:style-name="Index_20_Link" text:visited-style-name="Index_20_Link">showSubtitle<text:tab/>19</text:a></text:p>
          <text:p text:style-name="P135"><text:a xlink:type="simple" xlink:href="#__RefHeading__1755_533919714" text:style-name="Index_20_Link" text:visited-style-name="Index_20_Link">Delete Subtitle<text:tab/>21</text:a></text:p>
          <text:p text:style-name="P135"><text:a xlink:type="simple" xlink:href="#__RefHeading__1731_533919714" text:style-name="Index_20_Link" text:visited-style-name="Index_20_Link">TV-Show Size<text:tab/>21</text:a></text:p>
          <text:p text:style-name="P135"><text:a xlink:type="simple" xlink:href="#__RefHeading__1735_533919714" text:style-name="Index_20_Link" text:visited-style-name="Index_20_Link">TV-Show Contents<text:tab/>22</text:a></text:p>
          <text:p text:style-name="P135"><text:a xlink:type="simple" xlink:href="#__RefHeading__1742_533919714" text:style-name="Index_20_Link" text:visited-style-name="Index_20_Link">TV-Shows Seasons<text:tab/>22</text:a></text:p>
          <text:p text:style-name="P135"><text:a xlink:type="simple" xlink:href="#__RefHeading__1747_533919714" text:style-name="Index_20_Link" text:visited-style-name="Index_20_Link">TV-Shows Season<text:tab/>23</text:a></text:p>
          <text:p text:style-name="P136"><text:a xlink:type="simple" xlink:href="#__RefHeading__1842_1969542338" text:style-name="Index_20_Link" text:visited-style-name="Index_20_Link">Settings Module<text:tab/>25</text:a></text:p>
          <text:p text:style-name="P135"><text:a xlink:type="simple" xlink:href="#__RefHeading__1844_1969542338" text:style-name="Index_20_Link" text:visited-style-name="Index_20_Link">getSettings<text:tab/>25</text:a></text:p>
          <text:p text:style-name="P135"><text:a xlink:type="simple" xlink:href="#__RefHeading__1847_1969542338" text:style-name="Index_20_Link" text:visited-style-name="Index_20_Link">getSetting<text:tab/>25</text:a></text:p>
          <text:p text:style-name="P135"><text:a xlink:type="simple" xlink:href="#__RefHeading__1849_1969542338" text:style-name="Index_20_Link" text:visited-style-name="Index_20_Link">putSetting<text:tab/>26</text:a></text:p>
          <text:p text:style-name="P135"><text:a xlink:type="simple" xlink:href="#__RefHeading__1966_1323427390" text:style-name="Index_20_Link" text:visited-style-name="Index_20_Link">Change Password<text:tab/>26</text:a></text:p>
        </text:index-body>
      </text:table-of-content>
      <text:p text:style-name="P1"/>
      <text:h text:style-name="P145" text:outline-level="1"><text:bookmark-start text:name="__RefHeading__1149_221192023"/>About WebTools<text:bookmark-end text:name="__RefHeading__1149_221192023"/></text:h>
      <text:p text:style-name="P34">WebTools is a Plex Media Server Channel, that hosts it's own website, thus allowing a more rich and responsive interface towards the end users than regular channels, as well as been mobile friendly.</text:p>
      <text:p text:style-name="P34">The channel is a simple channel, that allows you to get a quick overview and information about the subtitles you have for your libraries, and also allows you to delete subtitles, that are located next to the media.</text:p>
      <text:p text:style-name="P46">It'll also allow you to quickly view a logfile, or download one, <text:span text:style-name="T45">or the whole log directory as a zip file</text:span></text:p>
      <text:p text:style-name="P47">This channel can also be used to install other channels from GitHub very easily</text:p>
      <text:p text:style-name="P47">It's in fact a new “<text:span text:style-name="T1">Unsupported AppStore</text:span>”, <text:span text:style-name="T35">and part of the code is actually from the original unsupported appstore</text:span></text:p>
      <text:h text:style-name="P152" text:outline-level="2"><text:bookmark-start text:name="__RefHeading__1973_2070553860"/>Known Issues<text:bookmark-end text:name="__RefHeading__1973_2070553860"/></text:h>
      <text:p text:style-name="P84">When altering the setttings of the Channel from Plex Media Server, like changing the ports or flipping the “Force SSL” checkbox, the WebTools bundle will stop to work, and a PMS restart is sadly needed.</text:p>
      <text:p text:style-name="P84">Settings will however be saved</text:p>
      <text:h text:style-name="P146" text:outline-level="1"><text:bookmark-start text:name="__RefHeading__131_1252382565"/>About <text:span text:style-name="T20">the REST API</text:span><text:bookmark-end text:name="__RefHeading__131_1252382565"/></text:h>
      <text:p text:style-name="P12">This document is for developers developing against the WebTools bundle for Plex.</text:p>
      <text:p text:style-name="P34">The document describes the current functions, that can be used by the front-end.</text:p>
      <text:p text:style-name="P34"><text:soft-page-break/>Reason for providing this API, is to offload as much work as possible to the back-end server.</text:p>
      <text:h text:style-name="P146" text:outline-level="1"><text:bookmark-start text:name="__RefHeading__133_1252382565"/>Credits<text:bookmark-end text:name="__RefHeading__133_1252382565"/></text:h>
      <text:p text:style-name="P12">WebTools.bundle was made by the following Plex community members:</text:p>
      <text:list xml:id="list279071043438407500" text:style-name="L1">
        <text:list-item>
          <text:p text:style-name="P138">Dagalufth <text:span text:style-name="T45">(Frontend)</text:span></text:p>
        </text:list-item>
        <text:list-item>
          <text:p text:style-name="P139">dane22 <text:span text:style-name="T45">(Backend)</text:span></text:p>
        </text:list-item>
      </text:list>
      <text:h text:style-name="P146" text:outline-level="1"><text:bookmark-start text:name="__RefHeading__135_1252382565"/>License<text:bookmark-end text:name="__RefHeading__135_1252382565"/></text:h>
      <text:p text:style-name="P12">The WebTools bundle is provided as is, and everybody is granted the rights to use it as is, both commercial and personal, with the following restrictions:</text:p>
      <text:list xml:id="list6003574031831423456" text:style-name="L2">
        <text:list-item>
          <text:p text:style-name="P140">If any part of this bundle is used any where else, then a reference to this must be made visible within a license document</text:p>
        </text:list-item>
        <text:list-item>
          <text:p text:style-name="P140">If any update/improvement is made to the REST API within, then a Pull Request <text:span text:style-name="T1">MUST</text:span><text:span text:style-name="T5"> be made towards the GIT of WebTools.bundle, </text:span><text:span text:style-name="T6">and this document </text:span><text:span text:style-name="T2">MUST</text:span><text:span text:style-name="T6"> be updated as well.</text:span></text:p>
        </text:list-item>
        <text:list-item>
          <text:p text:style-name="P140"><text:span text:style-name="T5">Any updates to this document. </text:span><text:span text:style-name="T1">MUST</text:span><text:span text:style-name="T5"> be issued as a Pull Request against GIT of WebTools.bundle</text:span></text:p>
        </text:list-item>
        <text:list-item>
          <text:p text:style-name="P140"><text:span text:style-name="T5">Th</text:span><text:span text:style-name="T6">is</text:span><text:span text:style-name="T5"> document must </text:span><text:span text:style-name="T1">always</text:span><text:span text:style-name="T5"> remain in odt format, and must always follow the bundle!</text:span></text:p>
        </text:list-item>
      </text:list>
      <text:h text:style-name="P147" text:outline-level="1"><text:bookmark-start text:name="__RefHeading__107_1252382565"/>Preword<text:bookmark-end text:name="__RefHeading__107_1252382565"/></text:h>
      <text:p text:style-name="P10">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1">All settings are stored within Plex, in the framework dict, so if there's a need to start all over, then remember to delete the file named: “<text:span text:style-name="T11">Library/Plex Media Server/Plug-in Support/Data/com.plexapp.plugins.WebTools/Dict”</text:span></text:p>
      <text:h text:style-name="P148" text:outline-level="1"/>
      <text:h text:style-name="P151" text:outline-level="1"><text:bookmark-start text:name="__RefHeading__137_1252382565"/>REST API<text:bookmark-end text:name="__RefHeading__137_1252382565"/></text:h>
      <text:h text:style-name="Heading_20_2" text:outline-level="2"><text:bookmark-start text:name="__RefHeading__105_1252382565"/>Get the Secret <text:span text:style-name="T19">Info ****** CHANGED *********</text:span><text:bookmark-end text:name="__RefHeading__105_1252382565"/></text:h>
      <text:p text:style-name="P31">When programming against the WebTools REST API, one must remember to first of all grap the secret<text:span text:style-name="T18">s, that will provide needed info about the PMS.</text:span></text:p>
      <text:p text:style-name="P33">This is the only call that can be made without been authenticated</text:p>
      <text:p text:style-name="P31">To grap the secret, use a GET against the following URI:</text:p>
      <table:table table:name="Table10" table:style-name="Table10">
        <table:table-column table:style-name="Table10.A"/>
        <table:table-row>
          <table:table-cell table:style-name="Table10.A1" office:value-type="string">
            <text:p text:style-name="P32">/version</text:p>
          </table:table-cell>
        </table:table-row>
      </table:table>
      <text:p text:style-name="P31"/>
      <text:p text:style-name="P31">Above would return <text:span text:style-name="T45">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9">The version is the version number of this plug-in</text:p>
      <text:p text:style-name="P7">The PasswordSet is a boolean, that reflects if a <text:span text:style-name="T45">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53" text:outline-level="2"><text:bookmark-start text:name="__RefHeading__1140_221192023"/>Authentication<text:bookmark-end text:name="__RefHeading__1140_221192023"/></text:h>
      <text:p text:style-name="P5">When the <text:span text:style-name="T15">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h text:style-name="Heading_20_3" text:outline-level="3"><text:bookmark-start text:name="__RefHeading__1142_221192023"/>Local authentication<text:bookmark-end text:name="__RefHeading__1142_221192023"/></text:h>
      <text:p text:style-name="P30">If the PMS is not online, then local authentication must be used.</text:p>
      <text:p text:style-name="P30">If this is the first time accessed, indicated in the version call by the parameter PasswordSet, then the password would be empty, and the page should prompt the user to enter a new password.</text:p>
      <text:p text:style-name="P29"><text:span text:style-name="T15">Doing so, the password </text:span>will be saved in the Dict for the bundle as Dict['password']</text:p>
      <text:p text:style-name="P29">All further attempts to access the web front-end or the REST API will req. that the user is authenticated <text:s/>with the password.</text:p>
      <text:p text:style-name="P30">If the password entered is incorrect, the REST API will return a 401 error.</text:p>
      <text:p text:style-name="P29"><text:soft-page-break/>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29"><text:span text:style-name="T16">The TTL for this cookie is </text:span><text:span text:style-name="T17">as long as the session lives</text:span></text:p>
      <text:h text:style-name="P165" text:outline-level="3"><text:bookmark-start text:name="__RefHeading__1144_221192023"/>PlexTV authentication<text:bookmark-end text:name="__RefHeading__1144_221192023"/></text:h>
      <text:p text:style-name="P30">When the PMS is online, we must authenticate towards plex.tv instead.</text:p>
      <text:p text:style-name="P30">If authentication fails, we'll return 401</text:p>
      <text:p text:style-name="P30">If authentication is okay, but user isn't the <text:span text:style-name="T47">server </text:span>owner, we'll return 403</text:p>
      <text:p text:style-name="P75">If authentication is okay, but the server is not registered @ plex.tv, we return 404 </text:p>
      <text:p text:style-name="P29">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5">The TTL for this cookie is <text:span text:style-name="T14">as long as the session lives</text:span></text:p>
      <text:h text:style-name="P166" text:outline-level="3"><text:bookmark-start text:name="__RefHeading__1376_360856256"/>Logout <text:s/>************* <text:span text:style-name="T57">CHANGED ***********</text:span><text:bookmark-end text:name="__RefHeading__1376_360856256"/></text:h>
      <text:p text:style-name="P36">To force a logout without closing the browser, simply issue a call to:</text:p>
      <table:table table:name="Table44" table:style-name="Table44">
        <table:table-column table:style-name="Table44.A"/>
        <table:table-row>
          <table:table-cell table:style-name="Table44.A1" office:value-type="string">
            <text:p text:style-name="P130">/logout</text:p>
          </table:table-cell>
        </table:table-row>
      </table:table>
      <text:p text:style-name="P36"/>
      <text:h text:style-name="P167" text:outline-level="3"><text:bookmark-start text:name="__RefHeading__1146_221192023"/>Change password **** <text:span text:style-name="T56">Obsolete ****</text:span><text:bookmark-end text:name="__RefHeading__1146_221192023"/></text:h>
      <text:p text:style-name="Text_20_body">See <text:span text:style-name="T56">Settings Module function setPwd</text:span></text:p>
      <text:h text:style-name="Heading_20_2" text:outline-level="2"><text:bookmark-start text:name="__RefHeading__109_1252382565"/>Settings **** <text:span text:style-name="T53"><text:s/>Obsolete ****</text:span><text:bookmark-end text:name="__RefHeading__109_1252382565"/></text:h>
      <text:h text:style-name="Heading_20_3" text:outline-level="3"><text:bookmark-start text:name="__RefHeading__111_1252382565"/>GET METHODE **** <text:span text:style-name="T50">Obsolete ****</text:span><text:bookmark-end text:name="__RefHeading__111_1252382565"/></text:h>
      <text:p text:style-name="P13"><text:bookmark-start text:name="__RefHeading__113_1252382565"/>Grap all settings <text:s text:c="2"/>**** <text:span text:style-name="T50">Obsolete ****</text:span><text:bookmark-end text:name="__RefHeading__113_1252382565"/></text:p>
      <text:p text:style-name="P26">Use <text:span text:style-name="T54">Settings </text:span>Module <text:span text:style-name="T54">with a </text:span>function “getSettings”</text:p>
      <text:p text:style-name="P82"/>
      <text:p text:style-name="P13"><text:bookmark-start text:name="__RefHeading__115_1252382565"/><text:span text:style-name="T51">Grap a single setting **** </text:span><text:span text:style-name="T52">Obsolete ****</text:span><text:bookmark-end text:name="__RefHeading__115_1252382565"/></text:p>
      <text:p text:style-name="P81">Use Settings Module with function “getSetting”</text:p>
      <text:h text:style-name="Heading_20_3" text:outline-level="3"><text:bookmark-start text:name="__RefHeading__126_1252382565"/>PUT METHODE **** <text:span text:style-name="T55">Obsolete ****</text:span><text:bookmark-end text:name="__RefHeading__126_1252382565"/></text:h>
      <text:p text:style-name="P79">Use Settings module with the function “putSetting”</text:p>
      <text:p text:style-name="P80"/>
      <text:h text:style-name="P161" text:outline-level="2"><text:bookmark-start text:name="__RefHeading__145_1252382565"/>Sections *** <text:span text:style-name="T29">Obsoleted ***</text:span><text:bookmark-end text:name="__RefHeading__145_1252382565"/></text:h>
      <text:p text:style-name="P48">Use PMS module function getSectionList</text:p>
      <text:h text:style-name="P154" text:outline-level="2"><text:bookmark-start text:name="__RefHeading__147_1252382565"/>Section *** <text:span text:style-name="T34">Obsolete ***</text:span><text:bookmark-end text:name="__RefHeading__147_1252382565"/></text:h>
      <text:h text:style-name="P168" text:outline-level="3"><text:bookmark-start text:name="__RefHeading__149_1252382565"/>Size <text:s text:c="2"/>*** <text:span text:style-name="T30">Obsoleted ***</text:span><text:bookmark-end text:name="__RefHeading__149_1252382565"/></text:h>
      <text:p text:style-name="P49">Use PMS module function named getSectionSize</text:p>
      <text:h text:style-name="P169" text:outline-level="3"><text:bookmark-start text:name="__RefHeading__154_1252382565"/>Retrieve section contents *** <text:span text:style-name="T31">Obsoleted <text:s/>***</text:span><text:bookmark-end text:name="__RefHeading__154_1252382565"/></text:h>
      <text:p text:style-name="P50">Use PMS Module function getSection</text:p>
      <text:h text:style-name="P155" text:outline-level="2"><text:bookmark-start text:name="__RefHeading__156_1252382565"/>Subtitles *** Obsolete ***<text:bookmark-end text:name="__RefHeading__156_1252382565"/></text:h>
      <text:p text:style-name="P53">Use PMS module function getSubtitles</text:p>
      <text:h text:style-name="P156" text:outline-level="2"><text:bookmark-start text:name="__RefHeading__158_1252382565"/>Subtitle *** Obsolete ***<text:bookmark-end text:name="__RefHeading__158_1252382565"/></text:h>
      <text:p text:style-name="P55">Use PMS module function showSubtitle</text:p>
      <text:h text:style-name="P149" text:outline-level="1"/>
      <text:h text:style-name="P160" text:outline-level="2"><text:bookmark-start text:name="__RefHeading__587_841205411"/>TV-Shows **** <text:span text:style-name="T42">Obsolete ****</text:span><text:bookmark-end text:name="__RefHeading__587_841205411"/></text:h>
      <text:h text:style-name="P170" text:outline-level="3"><text:bookmark-start text:name="__RefHeading__589_841205411"/>GET Metode ******** <text:span text:style-name="T37">Obsolete *********</text:span><text:bookmark-end text:name="__RefHeading__589_841205411"/></text:h>
      <text:p text:style-name="P16">If the section getting scanned is a TV-Show section, you can grap all episodes from a show with the following:</text:p>
      <text:p text:style-name="P16">Start by getting the amount of episodes:</text:p>
      <text:p text:style-name="P16">**** <text:span text:style-name="T37">Obsolete ****</text:span></text:p>
      <text:p text:style-name="P63">Use PMS Module function <text:s/><text:span text:style-name="T36">tvShow with an action=getSize</text:span></text:p>
      <text:p text:style-name="P16"><text:span text:style-name="T12">Getting all </text:span>episodes <text:span text:style-name="T12">for a show </text:span>in small <text:span text:style-name="T13">chunks</text:span>, like you did with the GET call for a section, like</text:p>
      <text:p text:style-name="P17">**** <text:span text:style-name="T37">Obsolete ****</text:span></text:p>
      <text:p text:style-name="P63">Use PMS Module function <text:s/><text:span text:style-name="T36">tvShow with an action=getContents</text:span></text:p>
      <text:p text:style-name="P68">Getting a list of seasons:</text:p>
      <text:p text:style-name="P68">**** <text:span text:style-name="T40">Obsolete ****</text:span></text:p>
      <text:p text:style-name="P64">Use PMS Module function <text:s/><text:span text:style-name="T36">tvShow with an action=getSeasons</text:span></text:p>
      <text:p text:style-name="P71">Getting a list of a season</text:p>
      <text:p text:style-name="P71">**** Obsolete ****</text:p>
      <text:p text:style-name="P65">Use PMS Module function <text:s/><text:span text:style-name="T36">tvShow with an action=getSeason</text:span></text:p>
      <text:p text:style-name="P72"/>
      <text:p text:style-name="P18"/>
      <text:h text:style-name="P150" text:outline-level="1"/>
      <text:h text:style-name="P160" text:outline-level="2"><text:bookmark-start text:name="__RefHeading__1047_209858754"/>Delete subtitle ***** <text:span text:style-name="T44">Obsolete ****</text:span><text:bookmark-end text:name="__RefHeading__1047_209858754"/></text:h>
      <text:p text:style-name="P74">Use PMS module function <text:s/><text:span text:style-name="T43">delSub</text:span></text:p>
      <text:h text:style-name="P157" text:outline-level="2"><text:bookmark-start text:name="__RefHeading__1773_1533813955"/>Logs **** Obsolete ****<text:bookmark-end text:name="__RefHeading__1773_1533813955"/></text:h>
      <text:p text:style-name="P54">Use logs module</text:p>
      <text:h text:style-name="P158" text:outline-level="2"><text:bookmark-start text:name="__RefHeading__1241_372334599"/>Logs <text:span text:style-name="T33">Module</text:span><text:bookmark-end text:name="__RefHeading__1241_372334599"/></text:h>
      <text:p text:style-name="P35">The REST API also gives you access to the PMS logfiles, and provide 3 different <text:span text:style-name="T28">methods</text:span> that can be used from an http front-end</text:p>
      <text:h text:style-name="P171" text:outline-level="3"><text:bookmark-start text:name="__RefHeading__1243_372334599"/>Listing<text:bookmark-end text:name="__RefHeading__1243_372334599"/></text:h>
      <text:p text:style-name="P35">To get a list of all the log-files present at the PMS, issue a get like:</text:p>
      <table:table table:name="Table37" table:style-name="Table37">
        <table:table-column table:style-name="Table37.A"/>
        <table:table-row>
          <table:table-cell table:style-name="Table37.A1" office:value-type="string">
            <text:p text:style-name="P93"><text:span text:style-name="T21">/webtools2?module=logs&amp;function=list</text:span><text:span text:style-name="T1">[</text:span><text:span text:style-name="T3">&amp;filter=</text:span><text:span text:style-name="T1">substring]</text:span></text:p>
          </table:table-cell>
        </table:table-row>
      </table:table>
      <text:p text:style-name="P35"/>
      <text:p text:style-name="P35">The output will be a <text:span text:style-name="T27">formatted</text:span> output like:</text:p>
      <table:table table:name="Table38" table:style-name="Table38">
        <table:table-column table:style-name="Table38.A"/>
        <table:table-row>
          <table:table-cell table:style-name="Table38.A1" office:value-type="string">
            <text:p text:style-name="P91">[</text:p>
            <text:p text:style-name="P91"><text:s text:c="4"/>"Plex Media Server.log",</text:p>
            <text:p text:style-name="P91"><text:s text:c="4"/>"Plex Media Server.log.1",</text:p>
            <text:p text:style-name="P91"><text:s text:c="4"/>"Plex Media Server.log.2",</text:p>
            <text:p text:style-name="P91"><text:s text:c="4"/>"com.plexapp.plugins.WebTools.log",</text:p>
            <text:p text:style-name="P91"><text:s text:c="4"/>"com.plexapp.plugins.WebTools.log.1",</text:p>
            <text:p text:style-name="P91"><text:s text:c="4"/>"com.plexapp.plugins.WebTools.log.2",</text:p>
            <text:p text:style-name="P91"><text:s text:c="4"/>"com.plexapp.plugins.WebTools.log.3",</text:p>
            <text:p text:style-name="P91"><text:s text:c="4"/>"com.plexapp.plugins.WebTools.log.4",</text:p>
            <text:p text:style-name="P91"><text:s text:c="4"/>"com.plexapp.plugins.WebTools.log.5",</text:p>
            <text:p text:style-name="P91"><text:s text:c="4"/>"com.plexapp.system.log",</text:p>
            <text:p text:style-name="P91"><text:s text:c="4"/>"com.plexapp.system.log.1",</text:p>
            <text:p text:style-name="P91"><text:s text:c="4"/>"com.plexapp.system.log.2"</text:p>
            <text:p text:style-name="P91">]</text:p>
          </table:table-cell>
        </table:table-row>
      </table:table>
      <text:p text:style-name="P59"/>
      <text:p text:style-name="P60">The optional param named filter is not case sensitive, and if used like:</text:p>
      <table:table table:name="Table60" table:style-name="Table60">
        <table:table-column table:style-name="Table60.A"/>
        <table:table-row>
          <table:table-cell table:style-name="Table60.A1" office:value-type="string">
            <text:p text:style-name="P109">http://qnap2:33400/webtools2?module=logs&amp;function=list&amp;filter=cOM</text:p>
          </table:table-cell>
        </table:table-row>
      </table:table>
      <text:p text:style-name="P60"/>
      <text:p text:style-name="P60">Then it'll return all log files that in their names have the word com (In any case)</text:p>
      <text:p text:style-name="P60"/>
      <text:h text:style-name="P171" text:outline-level="3"><text:bookmark-start text:name="__RefHeading__1245_372334599"/><text:soft-page-break/>Show<text:bookmark-end text:name="__RefHeading__1245_372334599"/></text:h>
      <text:p text:style-name="P35">To show a logfile in a browser, issue a get like:</text:p>
      <table:table table:name="Table39" table:style-name="Table39">
        <table:table-column table:style-name="Table39.A"/>
        <table:table-row>
          <table:table-cell table:style-name="Table39.A1" office:value-type="string">
            <text:p text:style-name="P98">/webtools2?module=logs&amp;function=show&amp;fileName=&lt;name of logfile&gt;</text:p>
          </table:table-cell>
        </table:table-row>
      </table:table>
      <text:p text:style-name="P35"/>
      <text:p text:style-name="P14">Remember<text:span text:style-name="T5"> in above, that if the file name contains a space, then that has to be replaced with %20, </text:span><text:span text:style-name="T7">like below:</text:span></text:p>
      <table:table table:name="Table42" table:style-name="Table42">
        <table:table-column table:style-name="Table42.A"/>
        <table:table-row>
          <table:table-cell table:style-name="Table42.A1" office:value-type="string">
            <text:p text:style-name="P98">/webtools2?module=logs&amp;function=show&amp;fileName=Plex%20Media%20Server.log</text:p>
          </table:table-cell>
        </table:table-row>
      </table:table>
      <text:p text:style-name="P22"/>
      <text:h text:style-name="P172" text:outline-level="3"><text:bookmark-start text:name="__RefHeading__1247_372334599"/>Download<text:bookmark-end text:name="__RefHeading__1247_372334599"/></text:h>
      <text:p text:style-name="P19">To download a log file, issue a get like:</text:p>
      <table:table table:name="Table40" table:style-name="Table40">
        <table:table-column table:style-name="Table40.A"/>
        <table:table-row>
          <table:table-cell table:style-name="Table40.A1" office:value-type="string">
            <text:p text:style-name="P99">/webtools2?module=logs&amp;function=download&amp;fileName=com.plexapp.plugins.WebTools.log.1</text:p>
          </table:table-cell>
        </table:table-row>
      </table:table>
      <text:p text:style-name="P19"/>
      <text:p text:style-name="P19">As with above, remember to replace space with %20</text:p>
      <text:h text:style-name="P173" text:outline-level="3"><text:bookmark-start text:name="__RefHeading__1249_372334599"/>Download entire log directory as a zip<text:bookmark-end text:name="__RefHeading__1249_372334599"/></text:h>
      <text:p text:style-name="P45"><text:span text:style-name="T8">S</text:span><text:span text:style-name="T5">ame as Download, but without the fileName parameter</text:span></text:p>
      <text:p text:style-name="P20">To grap the entire log directory as a zip file, issue a get like:</text:p>
      <table:table table:name="Table41" table:style-name="Table41">
        <table:table-column table:style-name="Table41.A"/>
        <table:table-row>
          <table:table-cell table:style-name="Table41.A1" office:value-type="string">
            <text:p text:style-name="P99">/webtools2?module=logs&amp;function=download</text:p>
          </table:table-cell>
        </table:table-row>
      </table:table>
      <text:p text:style-name="P20"/>
      <text:h text:style-name="P175" text:outline-level="3"><text:bookmark-start text:name="__RefHeading__3155_2138859710"/>Entry<text:bookmark-end text:name="__RefHeading__3155_2138859710"/></text:h>
      <text:p text:style-name="P58">To create an entry in the logs, issue a <text:span text:style-name="T1">PUT</text:span><text:span text:style-name="T5"> call like:</text:span></text:p>
      <table:table table:name="Table20" table:style-name="Table20">
        <table:table-column table:style-name="Table20.A"/>
        <table:table-row>
          <table:table-cell table:style-name="Table20.A1" office:value-type="string">
            <text:p text:style-name="P108">/webtools2?module=logs&amp;function=entry&amp;text=hello%20my%20friend</text:p>
          </table:table-cell>
        </table:table-row>
      </table:table>
      <text:p text:style-name="P24"/>
      <text:p text:style-name="P24">Or like:</text:p>
      <table:table table:name="Table21" table:style-name="Table21">
        <table:table-column table:style-name="Table21.A"/>
        <table:table-row>
          <table:table-cell table:style-name="Table21.A1" office:value-type="string">
            <text:p text:style-name="P108">/webtools2?module=logs&amp;function=entry&amp;text="hello my friend"</text:p>
          </table:table-cell>
        </table:table-row>
      </table:table>
      <text:p text:style-name="P24"/>
      <text:p text:style-name="P58">All above calls will return a 200 if okay, <text:span text:style-name="T58">and an entry will be created in the WebTools log file</text:span></text:p>
      <text:p text:style-name="P58">Entries in the log would for the first call be:</text:p>
      <table:table table:name="Table22" table:style-name="Table22">
        <table:table-column table:style-name="Table22.A"/>
        <table:table-row>
          <table:table-cell table:style-name="Table22.A1" office:value-type="string">
            <text:p text:style-name="P108">2015-12-10 22:41:36,420 (-b7c9470) : <text:s/>DEBUG (logs:58) - FrontEnd: hello my friend</text:p>
          </table:table-cell>
        </table:table-row>
      </table:table>
      <text:p text:style-name="P58"/>
      <text:p text:style-name="P58">And for the second call:</text:p>
      <table:table table:name="Table23" table:style-name="Table23">
        <table:table-column table:style-name="Table23.A"/>
        <text:soft-page-break/>
        <table:table-row>
          <table:table-cell table:style-name="Table23.A1" office:value-type="string">
            <text:p text:style-name="P108">2015-12-10 22:41:18,562 (-b7c9470) : <text:s/>DEBUG (logs:58) - FrontEnd: "hello my friend"</text:p>
          </table:table-cell>
        </table:table-row>
      </table:table>
      <text:p text:style-name="P38"/>
      <text:h text:style-name="P162" text:outline-level="2"><text:bookmark-start text:name="__RefHeading__1515_815698088"/><text:span text:style-name="T26">Git</text:span> module<text:bookmark-end text:name="__RefHeading__1515_815698088"/></text:h>
      <text:p text:style-name="P40">The <text:span text:style-name="T26">Git</text:span> module will <text:span text:style-name="T25">handle information from GitHub.</text:span></text:p>
      <text:p text:style-name="P57">Before doing any thing with the Git Module related to the UAS, you <text:span text:style-name="T1">must</text:span><text:span text:style-name="T5"> update the cache first</text:span></text:p>
      <text:p text:style-name="P57"><text:span text:style-name="T5">See updateUASCache </text:span><text:span text:style-name="T9">below</text:span></text:p>
      <text:h text:style-name="P174" text:outline-level="3"><text:bookmark-start text:name="__RefHeading__1588_77275171"/>updateUASCache<text:bookmark-end text:name="__RefHeading__1588_77275171"/></text:h>
      <text:p text:style-name="P23">This will update the UAS Cache directory, that is located under this bundles core directory/http/uas</text:p>
      <text:p text:style-name="P23">After this is done, a thumb for a channel in the UAS can be fetched by browsing: </text:p>
      <table:table table:name="Table15" table:style-name="Table15">
        <table:table-column table:style-name="Table15.A"/>
        <table:table-row>
          <table:table-cell table:style-name="Table15.A1" office:value-type="string">
            <text:p text:style-name="P107">/uas/Resources/&lt;NAME OF THUMB&gt;</text:p>
          </table:table-cell>
        </table:table-row>
      </table:table>
      <text:p text:style-name="P23"/>
      <text:p text:style-name="P23">Like:</text:p>
      <table:table table:name="Table18" table:style-name="Table18">
        <table:table-column table:style-name="Table18.A"/>
        <table:table-row>
          <table:table-cell table:style-name="Table18.A1" office:value-type="string">
            <text:p text:style-name="P107">/uas/Resources/couchpotato-icon.png</text:p>
          </table:table-cell>
        </table:table-row>
      </table:table>
      <text:p text:style-name="P23"/>
      <text:p text:style-name="P23">To update the Cache, issue a Get like:</text:p>
      <table:table table:name="Table19" table:style-name="Table19">
        <table:table-column table:style-name="Table19.A"/>
        <table:table-row>
          <table:table-cell table:style-name="Table19.A1" office:value-type="string">
            <text:p text:style-name="P107">/webtools2?module=git&amp;function=updateUASCache</text:p>
          </table:table-cell>
        </table:table-row>
      </table:table>
      <text:p text:style-name="P23"/>
      <text:p text:style-name="P23">If UAS is already updated, is should return very fast with an http return code of 200, and if out of date, it should update, and then return 200</text:p>
      <text:h text:style-name="P176" text:outline-level="3"><text:bookmark-start text:name="__RefHeading__3157_2138859710"/>uasTypes<text:bookmark-end text:name="__RefHeading__3157_2138859710"/></text:h>
      <text:p text:style-name="P61">To get a list of the different types of bundles, issue a GET like:</text:p>
      <table:table table:name="Table61" table:style-name="Table61">
        <table:table-column table:style-name="Table61.A"/>
        <table:table-row>
          <table:table-cell table:style-name="Table61.A1" office:value-type="string">
            <text:p text:style-name="P110">/webtools2?module=git&amp;function=uasTypes</text:p>
          </table:table-cell>
        </table:table-row>
      </table:table>
      <text:p text:style-name="P61"/>
      <text:p text:style-name="P61">Will return something like:</text:p>
      <table:table table:name="Table62" table:style-name="Table62">
        <table:table-column table:style-name="Table62.A"/>
        <table:table-row>
          <table:table-cell table:style-name="Table62.A1" office:value-type="string">
            <text:p text:style-name="P110">[</text:p>
            <text:p text:style-name="P110"><text:s text:c="4"/>"Metadata Agent",</text:p>
            <text:p text:style-name="P110"><text:s text:c="4"/>"Video",</text:p>
            <text:p text:style-name="P110"><text:s text:c="4"/>"Music",</text:p>
            <text:p text:style-name="P110"><text:s text:c="4"/>"Adult",</text:p>
            <text:p text:style-name="P110"><text:s text:c="4"/>"Application",</text:p>
            <text:p text:style-name="P110"><text:s text:c="4"/>"Agent",</text:p>
            <text:p text:style-name="P110"><text:s text:c="4"/>"Pictures",</text:p>
            <text:p text:style-name="P110"><text:s text:c="4"/>"Social",</text:p>
            <text:p text:style-name="P110"><text:s text:c="4"/>"Subtitles"</text:p>
            <text:p text:style-name="P110">]</text:p>
          </table:table-cell>
        </table:table-row>
      </table:table>
      <text:p text:style-name="P61"><text:soft-page-break/></text:p>
      <text:h text:style-name="P177" text:outline-level="3"><text:bookmark-start text:name="__RefHeading__1554_1607384461"/>Install/Update<text:bookmark-end text:name="__RefHeading__1554_1607384461"/></text:h>
      <text:p text:style-name="P37">To install/update a bundle on the PMS server, <text:s/><text:span text:style-name="T24">issue a GET</text:span> <text:span text:style-name="T23">like</text:span>:</text:p>
      <table:table table:name="Table48" table:style-name="Table48">
        <table:table-column table:style-name="Table48.A"/>
        <table:table-row>
          <table:table-cell table:style-name="Table48.A1" office:value-type="string">
            <text:p text:style-name="P92"><text:span text:style-name="T22">/webtools2?</text:span>module<text:span text:style-name="T22">=git&amp;func</text:span>tion<text:span text:style-name="T22">=getGit&amp;url=https://github.com/ukdtom/plex2csv.bundle</text:span></text:p>
          </table:table-cell>
        </table:table-row>
      </table:table>
      <text:p text:style-name="P37"/>
      <text:p text:style-name="P39">Where:</text:p>
      <text:list xml:id="list2377955121647602110" text:style-name="L3">
        <text:list-item>
          <text:p text:style-name="P141">module=install</text:p>
          <text:list>
            <text:list-item>
              <text:p text:style-name="P141">means the main module here is the install module</text:p>
            </text:list-item>
          </text:list>
        </text:list-item>
        <text:list-item>
          <text:p text:style-name="P141">function=getGit</text:p>
          <text:list>
            <text:list-item>
              <text:p text:style-name="P141">means that we wants to grap a git based channels</text:p>
            </text:list-item>
          </text:list>
        </text:list-item>
        <text:list-item>
          <text:p text:style-name="P141">url=&lt;some url&gt;</text:p>
          <text:list>
            <text:list-item>
              <text:p text:style-name="P141">This is the url of the git, as taken in above example</text:p>
            </text:list-item>
          </text:list>
        </text:list-item>
      </text:list>
      <text:h text:style-name="P178" text:outline-level="3"><text:bookmark-start text:name="__RefHeading__1556_1607384461"/>List<text:bookmark-end text:name="__RefHeading__1556_1607384461"/></text:h>
      <text:p text:style-name="P41">To return a list of already installed Git Channels with this plugin, issue a <text:span text:style-name="T25">GET</text:span> like:</text:p>
      <table:table table:name="Table49" table:style-name="Table49">
        <table:table-column table:style-name="Table49.A"/>
        <table:table-row>
          <table:table-cell table:style-name="Table49.A1" office:value-type="string">
            <text:p text:style-name="P94">/webtools2?module=<text:span text:style-name="T26">git</text:span>&amp;function=list</text:p>
          </table:table-cell>
        </table:table-row>
      </table:table>
      <text:p text:style-name="P41"/>
      <text:p text:style-name="P41">Will return something like:</text:p>
      <table:table table:name="Table50" table:style-name="Table50">
        <table:table-column table:style-name="Table50.A"/>
        <table:table-row>
          <table:table-cell table:style-name="Table50.A1" office:value-type="string">
            <text:p text:style-name="P133">{</text:p>
            <text:p text:style-name="P133"><text:s text:c="4"/>"https://github.com/ukdtom/DevTools.bundle": {</text:p>
            <text:p text:style-name="P133"><text:s text:c="8"/>"description": "Helper for 3.Party tools",</text:p>
            <text:p text:style-name="P133"><text:s text:c="8"/>"title": "DevTools",</text:p>
            <text:p text:style-name="P133"><text:s text:c="8"/>"bundle": "DevTools.bundle",</text:p>
            <text:p text:style-name="P133"><text:s text:c="8"/>"branch": "master",</text:p>
            <text:p text:style-name="P133"><text:s text:c="8"/>"date": "2015-12-20 13:59:08",</text:p>
            <text:p text:style-name="P133"><text:s text:c="8"/>"identifier": "com.plexapp.plugins.DevTools",</text:p>
            <text:p text:style-name="P133"><text:s text:c="8"/>"type": [</text:p>
            <text:p text:style-name="P133"><text:s text:c="12"/>"Agent"</text:p>
            <text:p text:style-name="P133"><text:s text:c="8"/>],</text:p>
            <text:p text:style-name="P133"><text:s text:c="8"/>"icon": "DevTools.png"</text:p>
            <text:p text:style-name="P133"><text:s text:c="4"/>}</text:p>
          </table:table-cell>
        </table:table-row>
      </table:table>
      <text:p text:style-name="P41"/>
      <text:p text:style-name="P87">If some of the json strings are empty, then it means that the user installed the bundle manually, and not via our UAS.</text:p>
      <text:p text:style-name="P15">NOTE: <text:span text:style-name="T5">If the key is n</text:span><text:span text:style-name="T10">o</text:span><text:span text:style-name="T5">t an url, but instead an identifier, then it means, that this bundle was migrated </text:span><text:soft-page-break/><text:span text:style-name="T5">into WebTools UAS module, and we have then no way of knowing a valid url.</text:span></text:p>
      <text:p text:style-name="P28">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33">{</text:p>
            <text:p text:style-name="P133"><text:s text:c="4"/>"https://github.com/ukdtom/DevTools.bundle": {</text:p>
            <text:p text:style-name="P133"><text:s text:c="8"/>"description": "Helper for 3.Party tools",</text:p>
            <text:p text:style-name="P133"><text:s text:c="8"/>"title": "DevTools",</text:p>
            <text:p text:style-name="P133"><text:s text:c="8"/>"bundle": "DevTools.bundle",</text:p>
            <text:p text:style-name="P133"><text:s text:c="8"/>"branch": "master",</text:p>
            <text:p text:style-name="P133"><text:s text:c="8"/>"date": "2015-12-20 13:59:08",</text:p>
            <text:p text:style-name="P133"><text:s text:c="8"/>"identifier": "com.plexapp.plugins.DevTools",</text:p>
            <text:p text:style-name="P133"><text:s text:c="8"/>"type": [</text:p>
            <text:p text:style-name="P133"><text:s text:c="12"/>"Agent"</text:p>
            <text:p text:style-name="P133"><text:s text:c="8"/>],</text:p>
            <text:p text:style-name="P133"><text:s text:c="8"/>"icon": "DevTools.png"</text:p>
            <text:p text:style-name="P133"><text:s text:c="4"/>},</text:p>
            <text:p text:style-name="P133"><text:s text:c="4"/>"com.plexapp.plugins.findUnmatch": {</text:p>
            <text:p text:style-name="P133"><text:s text:c="8"/>"description": "",</text:p>
            <text:p text:style-name="P133"><text:s text:c="8"/>"title": "Plex-FindUnmatched",</text:p>
            <text:p text:style-name="P133"><text:s text:c="8"/>"bundle": "Plex-FindUnmatched.bundle",</text:p>
            <text:p text:style-name="P133"><text:s text:c="8"/>"branch": "",</text:p>
            <text:p text:style-name="P133"><text:s text:c="8"/>"date": "2015-12-20 14:05:53",</text:p>
            <text:p text:style-name="P133"><text:s text:c="8"/>"identifier": "com.plexapp.plugins.findUnmatch",</text:p>
            <text:p text:style-name="P133"><text:s text:c="8"/>"type": [],</text:p>
            <text:p text:style-name="P133"><text:s text:c="8"/>"icon": ""</text:p>
            <text:p text:style-name="P133"><text:s text:c="4"/>}</text:p>
          </table:table-cell>
        </table:table-row>
      </table:table>
      <text:p text:style-name="P28"/>
      <text:h text:style-name="P179" text:outline-level="3"><text:bookmark-start text:name="__RefHeading__1559_1607384461"/>GetLastUpdateTime<text:bookmark-end text:name="__RefHeading__1559_1607384461"/></text:h>
      <text:p text:style-name="P42">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95">/webtools2?module=<text:span text:style-name="T26">git</text:span>&amp;function=getLastUpdateTime&amp;url=&lt;url to the bundle&gt;</text:p>
          </table:table-cell>
        </table:table-row>
      </table:table>
      <text:p text:style-name="P42"/>
      <text:p text:style-name="P42">Sample call:</text:p>
      <table:table table:name="Table52" table:style-name="Table52">
        <table:table-column table:style-name="Table52.A"/>
        <table:table-row>
          <table:table-cell table:style-name="Table52.A1" office:value-type="string">
            <text:p text:style-name="P95">/webtools2?module=<text:span text:style-name="T26">git</text:span>&amp;function=getLastUpdateTime&amp;url=http://github.com/ukdtom/plex2csv.bundle</text:p>
          </table:table-cell>
        </table:table-row>
      </table:table>
      <text:p text:style-name="P42"/>
      <text:p text:style-name="P42">Will return something like:</text:p>
      <table:table table:name="Table53" table:style-name="Table53">
        <table:table-column table:style-name="Table53.A"/>
        <table:table-row>
          <table:table-cell table:style-name="Table53.A1" office:value-type="string">
            <text:p text:style-name="P95">2015-11-28 10:25:33</text:p>
          </table:table-cell>
        </table:table-row>
      </table:table>
      <text:p text:style-name="P42"/>
      <text:h text:style-name="P180" text:outline-level="3"/>
      <text:h text:style-name="P198" text:outline-level="3"><text:bookmark-start text:name="__RefHeading__1561_1607384461"/>GetListofBundles<text:bookmark-end text:name="__RefHeading__1561_1607384461"/></text:h>
      <text:p text:style-name="P43">To get a list of bundles avail in the UAS, issue a get like:</text:p>
      <table:table table:name="Table54" table:style-name="Table54">
        <table:table-column table:style-name="Table54.A"/>
        <table:table-row>
          <table:table-cell table:style-name="Table54.A1" office:value-type="string">
            <text:p text:style-name="P96">/webtools2?module=<text:span text:style-name="T26">git</text:span>&amp;function=getListofBundles</text:p>
          </table:table-cell>
        </table:table-row>
      </table:table>
      <text:p text:style-name="P43"/>
      <text:p text:style-name="P43">Above will return something like:</text:p>
      <table:table table:name="Table55" table:style-name="Table55">
        <table:table-column table:style-name="Table55.A"/>
        <table:table-row>
          <table:table-cell table:style-name="Table55.A1" office:value-type="string">
            <text:p text:style-name="P131">{</text:p>
            <text:p text:style-name="P131"><text:s text:c="4"/>"https://github.com/papalozarou/HDStreaming.bundle": {</text:p>
            <text:p text:style-name="P131"><text:s text:c="8"/>"description": "Watch streams from the HD Streaming website",</text:p>
            <text:p text:style-name="P131"><text:s text:c="8"/>"title": "HD Streaming",</text:p>
            <text:p text:style-name="P131"><text:s text:c="8"/>"bundle": "HDStreaming.bundle",</text:p>
            <text:p text:style-name="P131"><text:s text:c="8"/>"branch": "master",</text:p>
            <text:p text:style-name="P131"><text:s text:c="8"/>"identifier": "com.plexapp.plugins.hdstreaming",</text:p>
            <text:p text:style-name="P131"><text:s text:c="8"/>"type": [</text:p>
            <text:p text:style-name="P131"><text:s text:c="12"/>"Video"</text:p>
            <text:p text:style-name="P131"><text:s text:c="8"/>],</text:p>
            <text:p text:style-name="P131"><text:s text:c="8"/>"icon": "hdstreaming-icon.png"</text:p>
            <text:p text:style-name="P131"><text:s text:c="4"/>},</text:p>
            <text:p text:style-name="P131"><text:s text:c="4"/>"https://github.com/realriot/PLinkTV.bundle": {</text:p>
            <text:p text:style-name="P131"><text:s text:c="8"/>"description": "Build your own VOD service by hosting the media at any cloud service.",</text:p>
            <text:p text:style-name="P131"><text:s text:c="8"/>"title": "PLinkTV - Plex Link TV",</text:p>
            <text:p text:style-name="P131"><text:s text:c="8"/>"bundle": "PLinkTV.bundle",</text:p>
            <text:p text:style-name="P131"><text:s text:c="8"/>"branch": "master",</text:p>
            <text:p text:style-name="P131"><text:s text:c="8"/>"identifier": "com.plexapp.plugins.plinktv",</text:p>
            <text:p text:style-name="P131"><text:s text:c="8"/>"type": [</text:p>
            <text:p text:style-name="P131"><text:s text:c="12"/>"Video"</text:p>
            <text:p text:style-name="P131"><text:s text:c="8"/>],</text:p>
            <text:p text:style-name="P131"><text:s text:c="8"/>"icon": "plinktv-icon.png"</text:p>
            <text:p text:style-name="P131"><text:s text:c="4"/>}</text:p>
          </table:table-cell>
        </table:table-row>
      </table:table>
      <text:p text:style-name="P43"/>
      <text:h text:style-name="P181" text:outline-level="3"><text:bookmark-start text:name="__RefHeading__1566_1607384461"/>GetReleaseInfo<text:bookmark-end text:name="__RefHeading__1566_1607384461"/></text:h>
      <text:p text:style-name="P44">To get information about the latest release or all releases <text:span text:style-name="T48">of a Git</text:span>, issue a get like:</text:p>
      <table:table table:name="Table56" table:style-name="Table56">
        <table:table-column table:style-name="Table56.A"/>
        <table:table-row>
          <table:table-cell table:style-name="Table56.A1" office:value-type="string">
            <text:p text:style-name="P44">/webtools2?module=git&amp;function=getReleaseInfo&amp;url=&lt;gitURL&gt;[&amp;version=[<text:span text:style-name="T1">latest</text:span>,all]]</text:p>
          </table:table-cell>
        </table:table-row>
      </table:table>
      <text:p text:style-name="P44"/>
      <text:p text:style-name="P44">You can add a version parameter saying version=[<text:span text:style-name="T1">latest</text:span><text:span text:style-name="T5">, all] if needed</text:span></text:p>
      <text:p text:style-name="P134"/>
      <text:p text:style-name="P21">Sample:</text:p>
      <table:table table:name="Table57" table:style-name="Table57">
        <table:table-column table:style-name="Table57.A"/>
        <table:table-row>
          <table:table-cell table:style-name="Table57.A1" office:value-type="string">
            <text:p text:style-name="P97">/webtools2?module=git&amp;function=getReleaseInfo&amp;url=https://github.com/dagalufh/WebTools.bundle&amp;version=latest</text:p>
          </table:table-cell>
        </table:table-row>
      </table:table>
      <text:p text:style-name="P21"/>
      <text:p text:style-name="P21">Above will return something like:</text:p>
      <table:table table:name="Table58" table:style-name="Table58">
        <table:table-column table:style-name="Table58.A"/>
        <table:table-row>
          <table:table-cell table:style-name="Table58.A1" office:value-type="string">
            <text:p text:style-name="P97">{</text:p>
            <text:p text:style-name="P97"><text:s text:c="2"/>"url": "https://api.github.com/repos/dagalufh/WebTools.bundle/releases/2015631",</text:p>
            <text:p text:style-name="P97"><text:s text:c="2"/>"assets_url": "https://api.github.com/repos/dagalufh/WebTools.bundle/releases/2015631/assets",</text:p>
            <text:p text:style-name="P97"><text:s text:c="2"/>"upload_url": "https://uploads.github.com/repos/dagalufh/WebTools.bundle/releases/2015631/assets{?name,label}",</text:p>
            <text:p text:style-name="P97"><text:s text:c="2"/>"html_url": "https://github.com/dagalufh/WebTools.bundle/releases/tag/1.1",</text:p>
            <text:p text:style-name="P97"><text:s text:c="2"/>"id": 2015631,</text:p>
            <text:p text:style-name="P97"><text:s text:c="2"/>"tag_name": "1.1",</text:p>
            <text:p text:style-name="P97"><text:s text:c="2"/>"target_commitish": "master",</text:p>
            <text:p text:style-name="P97"><text:s text:c="2"/>"name": "Version 1.1",</text:p>
            <text:p text:style-name="P97"><text:s text:c="2"/>"draft": false,</text:p>
            <text:p text:style-name="P97"><text:s text:c="2"/>"author": {</text:p>
            <text:p text:style-name="P97"><text:s text:c="4"/>"login": "dagalufh",</text:p>
            <text:p text:style-name="P97"><text:s text:c="4"/>"id": 8938352,</text:p>
            <text:p text:style-name="P97"><text:s text:c="4"/>"avatar_url": "https://avatars.githubusercontent.com/u/8938352?v=3",</text:p>
            <text:p text:style-name="P97"><text:s text:c="4"/>"gravatar_id": "",</text:p>
            <text:p text:style-name="P97"><text:s text:c="4"/>"url": "https://api.github.com/users/dagalufh",</text:p>
            <text:p text:style-name="P97"><text:s text:c="4"/>"html_url": "https://github.com/dagalufh",</text:p>
            <text:p text:style-name="P97"><text:s text:c="4"/>"followers_url": "https://api.github.com/users/dagalufh/followers",</text:p>
            <text:p text:style-name="P97"><text:s text:c="4"/>"following_url": "https://api.github.com/users/dagalufh/following{/other_user}",</text:p>
            <text:p text:style-name="P97"><text:s text:c="4"/>"gists_url": "https://api.github.com/users/dagalufh/gists{/gist_id}",</text:p>
            <text:p text:style-name="P97"><text:s text:c="4"/>"starred_url": "https://api.github.com/users/dagalufh/starred{/owner}{/repo}",</text:p>
            <text:p text:style-name="P97"><text:s text:c="4"/>"subscriptions_url": "https://api.github.com/users/dagalufh/subscriptions",</text:p>
            <text:p text:style-name="P97"><text:s text:c="4"/>"organizations_url": "https://api.github.com/users/dagalufh/orgs",</text:p>
            <text:p text:style-name="P97"><text:s text:c="4"/>"repos_url": "https://api.github.com/users/dagalufh/repos",</text:p>
            <text:p text:style-name="P97"><text:s text:c="4"/>"events_url": "https://api.github.com/users/dagalufh/events{/privacy}",</text:p>
            <text:p text:style-name="P97"><text:s text:c="4"/>"received_events_url": "https://api.github.com/users/dagalufh/received_events",</text:p>
            <text:p text:style-name="P97"><text:s text:c="4"/>"type": "User",</text:p>
            <text:p text:style-name="P97"><text:s text:c="4"/>"site_admin": false</text:p>
            <text:p text:style-name="P97"><text:s text:c="2"/>},</text:p>
            <text:p text:style-name="P97"><text:s text:c="2"/>"prerelease": false,</text:p>
            <text:p text:style-name="P97"><text:s text:c="2"/>"created_at": "2015-10-25T18:11:25Z",</text:p>
            <text:p text:style-name="P97"><text:s text:c="2"/>"published_at": "2015-10-25T18:12:53Z",</text:p>
            <text:p text:style-name="P97"><text:s text:c="2"/>"assets": [</text:p>
            <text:p text:style-name="P97"/>
            <text:p text:style-name="P97"><text:s text:c="2"/>],</text:p>
            <text:p text:style-name="P97"><text:s text:c="2"/>"tarball_url": "https://api.github.com/repos/dagalufh/WebTools.bundle/tarball/1.1",</text:p>
            <text:p text:style-name="P97"><text:s text:c="2"/>"zipball_url": "https://api.github.com/repos/dagalufh/WebTools.bundle/zipball/1.1",</text:p>
            <text:p text:style-name="P97"><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97">}</text:p>
          </table:table-cell>
        </table:table-row>
      </table:table>
      <text:p text:style-name="P44"/>
      <text:p text:style-name="P44">Note that if <text:span text:style-name="T26">omitting</text:span> version, or use “latest” then the respond would be a json string.</text:p>
      <text:p text:style-name="P44">If using “version=all” then the respond would be an array of json strings.</text:p>
      <text:h text:style-name="P182" text:outline-level="3"><text:bookmark-start text:name="__RefHeading__2016_749924090"/>Migrate<text:bookmark-end text:name="__RefHeading__2016_749924090"/></text:h>
      <text:p text:style-name="P88">The migrate function will scan the plugin directory for bundles, that was not installed via WebTools UAS function.</text:p>
      <text:p text:style-name="P88">If one is found, the migrate function will check if it's part of the UAS, and grap information from there, and if not, then migrate into WebTools UAS like a manual installed.</text:p>
      <text:p text:style-name="P89">The installed date will be set to the creation time of the info.plist file in the bundle</text:p>
      <text:p text:style-name="P88">Use a PUT like:</text:p>
      <table:table table:name="Table77" table:style-name="Table77">
        <table:table-column table:style-name="Table77.A"/>
        <table:table-row>
          <table:table-cell table:style-name="Table77.A1" office:value-type="string">
            <text:p text:style-name="P133">/webtools2?module=git&amp;function=migrate</text:p>
          </table:table-cell>
        </table:table-row>
      </table:table>
      <text:p text:style-name="P88"/>
      <text:p text:style-name="P88">After above has been run, we return a 200, and migrated bundles will now show up in the list function.</text:p>
      <text:p text:style-name="P15">NOTE:<text:span text:style-name="T5"> Since there's no icon for those, we suggest using a common icon.</text:span></text:p>
      <text:p text:style-name="P28"/>
      <text:h text:style-name="P163" text:outline-level="2"><text:bookmark-start text:name="__RefHeading__1760_1533813955"/>PMS Module<text:bookmark-end text:name="__RefHeading__1760_1533813955"/></text:h>
      <text:p text:style-name="P85">When working with <text:span text:style-name="T30">the PMS module</text:span>, it's important to <text:span text:style-name="T32">fetch</text:span> the contents in small <text:span text:style-name="T30">chunks</text:span>, in order to not put unneeded stress on the PMS, as well as to make the application more responsive, so the first call to a section should be to <text:span text:style-name="T32">fetch</text:span> the amount of medias in it</text:p>
      <text:h text:style-name="P183" text:outline-level="3"><text:bookmark-start text:name="__RefHeading__1975_2070553860"/>delBundle<text:bookmark-end text:name="__RefHeading__1975_2070553860"/></text:h>
      <text:p text:style-name="P86">To remove/uninstall a bundle, that WebTools know about, issue a DELETE like:</text:p>
      <table:table table:name="Table36" table:style-name="Table36">
        <table:table-column table:style-name="Table36.A"/>
        <table:table-row>
          <table:table-cell table:style-name="Table36.A1" office:value-type="string">
            <text:p text:style-name="P132">/webtools2?module=pms&amp;function=delBundle&amp;bundleName=plex2csv.bundle</text:p>
          </table:table-cell>
        </table:table-row>
      </table:table>
      <text:p text:style-name="P86"/>
      <text:p text:style-name="P86">If the bundle was not on our installed list, then we return a 404 with a body like:</text:p>
      <table:table table:name="Table75" table:style-name="Table75">
        <table:table-column table:style-name="Table75.A"/>
        <table:table-row>
          <table:table-cell table:style-name="Table75.A1" office:value-type="string">
            <text:p text:style-name="P132">Bundle plex2csv.bundle was not found</text:p>
          </table:table-cell>
        </table:table-row>
      </table:table>
      <text:p text:style-name="P86"/>
      <text:p text:style-name="P86">If the bundle was on our list, but we could not remove the directory, then we return a 500</text:p>
      <text:p text:style-name="P86">If bundle is removed, we return a 200</text:p>
      <text:h text:style-name="P184" text:outline-level="3"><text:bookmark-start text:name="__RefHeading__1762_1533813955"/>getSectionList<text:bookmark-end text:name="__RefHeading__1762_1533813955"/></text:h>
      <text:p text:style-name="P48">To get a list of sections in the PMS, issue a Get statement like:</text:p>
      <table:table table:name="Table43" table:style-name="Table43">
        <table:table-column table:style-name="Table43.A"/>
        <table:table-row>
          <table:table-cell table:style-name="Table43.A1" office:value-type="string">
            <text:p text:style-name="P100">/webtools2?module=pms&amp;function=getSectionsList</text:p>
          </table:table-cell>
        </table:table-row>
      </table:table>
      <text:p text:style-name="P48"/>
      <text:p text:style-name="P48">Will return an array of json strings like:</text:p>
      <table:table table:name="Table45" table:style-name="Table45">
        <table:table-column table:style-name="Table45.A"/>
        <table:table-row>
          <table:table-cell table:style-name="Table45.A1" office:value-type="string">
            <text:p text:style-name="P100">[{'type': 'artist', 'key': '3', 'title': 'Home CD Vevo'}, {'type': 'movie', 'key': '1', 'title': 'New Movies'}]</text:p>
          </table:table-cell>
        </table:table-row>
      </table:table>
      <text:p text:style-name="P48"/>
      <text:h text:style-name="P185" text:outline-level="3"><text:bookmark-start text:name="__RefHeading__1766_1533813955"/>getSectionSize<text:bookmark-end text:name="__RefHeading__1766_1533813955"/></text:h>
      <text:p text:style-name="P49">To get the size of a section, issue a Get like:</text:p>
      <table:table table:name="Table1" table:style-name="Table1">
        <table:table-column table:style-name="Table1.A"/>
        <table:table-row>
          <table:table-cell table:style-name="Table1.A1" office:value-type="string">
            <text:p text:style-name="P101">/webtools2?module=pms&amp;function=getSectionSize&amp;key=&lt;Key of section&gt;</text:p>
          </table:table-cell>
        </table:table-row>
      </table:table>
      <text:p text:style-name="P48"/>
      <text:p text:style-name="P49">Will return something like:</text:p>
      <table:table table:name="Table2" table:style-name="Table2">
        <table:table-column table:style-name="Table2.A"/>
        <table:table-row>
          <table:table-cell table:style-name="Table2.A1" office:value-type="string">
            <text:p text:style-name="P101">149</text:p>
          </table:table-cell>
        </table:table-row>
      </table:table>
      <text:p text:style-name="P49"/>
      <text:h text:style-name="P186" text:outline-level="3"><text:bookmark-start text:name="__RefHeading__1768_1533813955"/>getSection<text:bookmark-end text:name="__RefHeading__1768_1533813955"/></text:h>
      <text:p text:style-name="P50">To get the contents of a section, issue a get like:</text:p>
      <table:table table:name="Table8" table:style-name="Table8">
        <table:table-column table:style-name="Table8.A"/>
        <text:soft-page-break/>
        <table:table-row>
          <table:table-cell table:style-name="Table8.A1" office:value-type="string">
            <text:p text:style-name="P103">/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50"/>
      <text:p text:style-name="P56">If the optional parameter &amp;getSubs=true is set, then subtitle information will also be returned.</text:p>
      <text:p text:style-name="P56">Not<text:span text:style-name="T59">e</text:span> though, that this req. one additional call towards the PMS, so it's slower</text:p>
      <text:p text:style-name="P50">Sample:</text:p>
      <table:table table:name="Table9" table:style-name="Table9">
        <table:table-column table:style-name="Table9.A"/>
        <table:table-row>
          <table:table-cell table:style-name="Table9.A1" office:value-type="string">
            <text:p text:style-name="P102">/webtools2?module=pms&amp;function=getSection&amp;key=6&amp;start=1&amp;size=3</text:p>
          </table:table-cell>
        </table:table-row>
      </table:table>
      <text:p text:style-name="P50"/>
      <text:p text:style-name="P50">Above will return something like:</text:p>
      <table:table table:name="Table46" table:style-name="Table46">
        <table:table-column table:style-name="Table46.A"/>
        <table:table-row>
          <table:table-cell table:style-name="Table46.A1" office:value-type="string">
            <text:p text:style-name="P124">[</text:p>
            <text:p text:style-name="P124"><text:s text:c="4"/>{</text:p>
            <text:p text:style-name="P124"><text:s text:c="8"/>"key": "7897",</text:p>
            <text:p text:style-name="P124"><text:s text:c="8"/>"title": "1 movie"</text:p>
            <text:p text:style-name="P124"><text:s text:c="4"/>},</text:p>
            <text:p text:style-name="P124"><text:s text:c="4"/>{</text:p>
            <text:p text:style-name="P124"><text:s text:c="8"/>"key": "7938",</text:p>
            <text:p text:style-name="P124"><text:s text:c="8"/>"title": "movie 2"</text:p>
            <text:p text:style-name="P124"><text:s text:c="4"/>},</text:p>
            <text:p text:style-name="P124"><text:s text:c="4"/>{</text:p>
            <text:p text:style-name="P124"><text:s text:c="8"/>"key": "7465",</text:p>
            <text:p text:style-name="P124"><text:s text:c="8"/>"title": "some movie"</text:p>
            <text:p text:style-name="P124"><text:s text:c="4"/>}</text:p>
            <text:p text:style-name="P124">]</text:p>
          </table:table-cell>
        </table:table-row>
      </table:table>
      <text:p text:style-name="P50"/>
      <text:p text:style-name="P56">Sample with subs:</text:p>
      <table:table table:name="Table13" table:style-name="Table13">
        <table:table-column table:style-name="Table13.A"/>
        <table:table-row>
          <table:table-cell table:style-name="Table13.A1" office:value-type="string">
            <text:p text:style-name="P106">/webtools2?module=pms&amp;function=getSection&amp;key=6&amp;start=1&amp;size=3&amp;getSubs=true</text:p>
          </table:table-cell>
        </table:table-row>
      </table:table>
      <text:p text:style-name="P56"/>
      <text:p text:style-name="P56">Will return something like:</text:p>
      <table:table table:name="Table14" table:style-name="Table14">
        <table:table-column table:style-name="Table14.A"/>
        <table:table-row>
          <table:table-cell table:style-name="Table14.A1" office:value-type="string">
            <text:p text:style-name="P200">[</text:p>
            <text:p text:style-name="P200"><text:s text:c="4"/>{</text:p>
            <text:p text:style-name="P200"><text:s text:c="8"/>"subtitles": [</text:p>
            <text:p text:style-name="P200"><text:s text:c="12"/>{</text:p>
            <text:p text:style-name="P200"><text:s text:c="16"/>"languageCode": null,</text:p>
            <text:p text:style-name="P200"><text:s text:c="16"/>"codec": "srt",</text:p>
            <text:p text:style-name="P200"><text:s text:c="16"/>"selected": "1",</text:p>
            <text:p text:style-name="P200"><text:s text:c="16"/>"key": "26054",</text:p>
            <text:p text:style-name="P200"><text:s text:c="16"/>"location": "Sidecar"</text:p>
            <text:p text:style-name="P200"><text:s text:c="12"/>}</text:p>
            <text:p text:style-name="P200"><text:s text:c="8"/>],</text:p>
            <text:p text:style-name="P200"><text:s text:c="8"/>"key": "7897",</text:p>
            <text:p text:style-name="P200"><text:soft-page-break/><text:s text:c="8"/>"title": "100 Feet"</text:p>
            <text:p text:style-name="P200"><text:s text:c="4"/>},</text:p>
            <text:p text:style-name="P200"><text:s text:c="4"/>{</text:p>
            <text:p text:style-name="P200"><text:s text:c="8"/>"subtitles": [</text:p>
            <text:p text:style-name="P200"><text:s text:c="12"/>{</text:p>
            <text:p text:style-name="P200"><text:s text:c="16"/>"languageCode": null,</text:p>
            <text:p text:style-name="P200"><text:s text:c="16"/>"codec": "srt",</text:p>
            <text:p text:style-name="P200"><text:s text:c="16"/>"selected": "1",</text:p>
            <text:p text:style-name="P200"><text:s text:c="16"/>"key": "26267",</text:p>
            <text:p text:style-name="P200"><text:s text:c="16"/>"location": "Sidecar"</text:p>
            <text:p text:style-name="P200"><text:s text:c="12"/>}</text:p>
            <text:p text:style-name="P200"><text:s text:c="8"/>],</text:p>
            <text:p text:style-name="P200"><text:s text:c="8"/>"key": "7938",</text:p>
            <text:p text:style-name="P200"><text:s text:c="8"/>"title": "11-11-11"</text:p>
            <text:p text:style-name="P200"><text:s text:c="4"/>},</text:p>
            <text:p text:style-name="P200"><text:s text:c="4"/>{</text:p>
            <text:p text:style-name="P200"><text:s text:c="8"/>"subtitles": [],</text:p>
            <text:p text:style-name="P200"><text:s text:c="8"/>"key": "7465",</text:p>
            <text:p text:style-name="P200"><text:s text:c="8"/>"title": "11:14"</text:p>
            <text:p text:style-name="P200"><text:s text:c="4"/>}</text:p>
            <text:p text:style-name="P200">]</text:p>
          </table:table-cell>
        </table:table-row>
      </table:table>
      <text:p text:style-name="P51"/>
      <text:h text:style-name="P187" text:outline-level="3"><text:bookmark-start text:name="__RefHeading__1771_1533813955"/>getSubtitles<text:bookmark-end text:name="__RefHeading__1771_1533813955"/></text:h>
      <text:p text:style-name="P52">To get a list of subtitles for a media, issue a get like:</text:p>
      <table:table table:name="Table47" table:style-name="Table47">
        <table:table-column table:style-name="Table47.A"/>
        <table:table-row>
          <table:table-cell table:style-name="Table47.A1" office:value-type="string">
            <text:p text:style-name="P104">/webtools2?module=pms&amp;function=getSubtitles&amp;key=&lt;Media Rating Key&gt;[<text:span text:style-name="T1">&amp;getFile=true</text:span><text:span text:style-name="T5">]</text:span></text:p>
          </table:table-cell>
        </table:table-row>
      </table:table>
      <text:p text:style-name="P50"/>
      <text:p text:style-name="P52">If the parameter &amp;getFile=true is present in the url, then an additional req. will be sendt to the PMS, asking for the url of the subtitle file.</text:p>
      <text:p text:style-name="P52">The returned value for location can be one of the following: ['Embedded', 'Agent', 'Sidecar']</text:p>
      <text:p text:style-name="P52">Will return something like:</text:p>
      <table:table table:name="Table59" table:style-name="Table59">
        <table:table-column table:style-name="Table59.A"/>
        <table:table-row>
          <table:table-cell table:style-name="Table59.A1" office:value-type="string">
            <text:p text:style-name="P104">[{</text:p>
            <text:p text:style-name="P104">'languageCode': 'dan', </text:p>
            <text:p text:style-name="P104">'url': 'file:///share/CACHEDEV1_DATA/video/Nyt/movies/nov/<text:span text:style-name="T45">myMovie</text:span> (2015)/<text:span text:style-name="T45">myMovie</text:span>.2015.1080p.BluRay.x264.da.srt', </text:p>
            <text:p text:style-name="P104">'selected': '1', </text:p>
            <text:p text:style-name="P104">'codec': 'srt', </text:p>
            <text:p text:style-name="P104">'location': 'Sidecar', </text:p>
            <text:p text:style-name="P104">'key': '103701'}]</text:p>
          </table:table-cell>
        </table:table-row>
      </table:table>
      <text:p text:style-name="P52"/>
      <text:h text:style-name="P188" text:outline-level="3"><text:bookmark-start text:name="__RefHeading__1776_1533813955"/><text:soft-page-break/>showSubtitle<text:bookmark-end text:name="__RefHeading__1776_1533813955"/></text:h>
      <text:p text:style-name="P55">To show a subtitle, issue a get like:</text:p>
      <table:table table:name="Table16" table:style-name="Table16">
        <table:table-column table:style-name="Table16.A"/>
        <table:table-row>
          <table:table-cell table:style-name="Table16.A1" office:value-type="string">
            <text:p text:style-name="P105">/webtools2?module=pms&amp;function=showSubtitle&amp;key=&lt;Subtitle Key&gt;</text:p>
          </table:table-cell>
        </table:table-row>
      </table:table>
      <text:p text:style-name="P55"/>
      <text:p text:style-name="P55">Will return something like:</text:p>
      <table:table table:name="Table17" table:style-name="Table17">
        <table:table-column table:style-name="Table17.A"/>
        <table:table-row>
          <table:table-cell table:style-name="Table17.A1" office:value-type="string">
            <text:p text:style-name="P201">[</text:p>
            <text:p text:style-name="P201"><text:s text:c="4"/>"1",</text:p>
            <text:p text:style-name="P201"><text:s text:c="4"/>"00:00:19,400 --&gt; 00:00:20,942",</text:p>
            <text:p text:style-name="P201"><text:s text:c="4"/>"Welcome to WebTools",</text:p>
            <text:p text:style-name="P201"><text:s text:c="4"/>"",</text:p>
            <text:p text:style-name="P201"><text:s text:c="4"/>"3",</text:p>
            <text:p text:style-name="P201"><text:s text:c="4"/>"00:00:21,400 --&gt; 00:00:24,108",</text:p>
            <text:p text:style-name="P201"><text:s text:c="4"/>"Now with a:.",</text:p>
            <text:p text:style-name="P201"><text:s text:c="4"/>"Rest API",</text:p>
            <text:p text:style-name="P201"><text:s text:c="4"/>""</text:p>
            <text:p text:style-name="P201">]</text:p>
          </table:table-cell>
        </table:table-row>
      </table:table>
      <text:p text:style-name="P55"/>
      <text:h text:style-name="P189" text:outline-level="3"/>
      <text:h text:style-name="P199" text:outline-level="3"><text:bookmark-start text:name="__RefHeading__1755_533919714"/>Delete Subtitle<text:bookmark-end text:name="__RefHeading__1755_533919714"/></text:h>
      <text:p text:style-name="P73">To delete a sidecar subtitle, issue a DELETE like:</text:p>
      <table:table table:name="Table30" table:style-name="Table30">
        <table:table-column table:style-name="Table30.A"/>
        <table:table-row>
          <table:table-cell table:style-name="Table30.A1" office:value-type="string">
            <text:p text:style-name="P121">/webtools2?module=pms&amp;function=delSub&amp;key=<text:span text:style-name="T44">&lt;Key of media&gt;</text:span>&amp;subKey=<text:span text:style-name="T44">&lt;Key of subtitle&gt;</text:span></text:p>
          </table:table-cell>
        </table:table-row>
      </table:table>
      <text:p text:style-name="P73"/>
      <text:p text:style-name="P73">Sample call:</text:p>
      <table:table table:name="Table31" table:style-name="Table31">
        <table:table-column table:style-name="Table31.A"/>
        <table:table-row>
          <table:table-cell table:style-name="Table31.A1" office:value-type="string">
            <text:p text:style-name="P120">/webtools2?module=pms&amp;function=delSub&amp;key=42815&amp;subKey=107864</text:p>
          </table:table-cell>
        </table:table-row>
      </table:table>
      <text:p text:style-name="P73"/>
      <text:p text:style-name="P73">With above, if success, we return 200, and with a body like:</text:p>
      <table:table table:name="Table69" table:style-name="Table69">
        <table:table-column table:style-name="Table69.A"/>
        <table:table-row>
          <table:table-cell table:style-name="Table69.A1" office:value-type="string">
            <text:p text:style-name="P120">{</text:p>
            <text:p text:style-name="P120"><text:s text:c="4"/>"Deleted file": "/share/CACHEDEV1_DATA/video/Nyt/movies/nov/myMovie/myMovie.2015.1080p.BluRay.x264.da.srt"</text:p>
            <text:p text:style-name="P120">}</text:p>
          </table:table-cell>
        </table:table-row>
      </table:table>
      <text:p text:style-name="P73"/>
      <text:p text:style-name="P74">If the subtitle to delete was downloaded from an agent, then we still return 200, but will <text:span text:style-name="T1">NOT</text:span><text:span text:style-name="T5"> delete the file, since it simply will be re-downloaded by the agent.</text:span></text:p>
      <text:p text:style-name="P25">The body returned would be something like:</text:p>
      <table:table table:name="Table70" table:style-name="Table70">
        <table:table-column table:style-name="Table70.A"/>
        <table:table-row>
          <table:table-cell table:style-name="Table70.A1" office:value-type="string">
            <text:p text:style-name="P122">{</text:p>
            <text:p text:style-name="P122"><text:s text:c="4"/>"SymbLink": "/root/Library/Plex Media Server/Media/localhost/8/7de530475ce1adb8a4c731737b8a3f62bdd54ae.bundle/Contents/Subtitles/nl/com.plexapp.agents.opensubtitles_c0254bac627eb1f760cbff1cae4553862353318f.srt",</text:p>
            <text:p text:style-name="P122"><text:s text:c="4"/>"FilePath": "/root/Library/Plex Media Server/Media/localhost/8/7de530475ce1adb8a4c731737b8a3f62bdd54ae.bundle/Subtitle Contributions/com.plexapp.agents.opensubtitles/nl/c0254bac627eb1f760cbff1cae4553862353318f.srt"</text:p>
            <text:p text:style-name="P122">}</text:p>
          </table:table-cell>
        </table:table-row>
      </table:table>
      <text:p text:style-name="P25"/>
      <text:p text:style-name="P25">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23">Hmmm....This is invalid, and most likely due to trying to delete an embedded sub :-)</text:p>
          </table:table-cell>
        </table:table-row>
      </table:table>
      <text:p text:style-name="P25"/>
      <text:h text:style-name="P190" text:outline-level="3"><text:bookmark-start text:name="__RefHeading__1731_533919714"/>TV-Show Size<text:bookmark-end text:name="__RefHeading__1731_533919714"/></text:h>
      <text:p text:style-name="P62">To grap the amount of entries in a TV-Show, issue a GET like:</text:p>
      <table:table table:name="Table63" table:style-name="Table63">
        <table:table-column table:style-name="Table63.A"/>
        <table:table-row>
          <table:table-cell table:style-name="Table63.A1" office:value-type="string">
            <text:p text:style-name="P112">webtools2?module=pms&amp;function=tvShow&amp;<text:span text:style-name="T38">action=getSize</text:span>&amp;key=&lt;Key of show&gt;</text:p>
          </table:table-cell>
        </table:table-row>
      </table:table>
      <text:p text:style-name="P62"/>
      <text:p text:style-name="P69">Sample call:</text:p>
      <table:table table:name="Table25" table:style-name="Table25">
        <table:table-column table:style-name="Table25.A"/>
        <text:soft-page-break/>
        <table:table-row>
          <table:table-cell table:style-name="Table25.A1" office:value-type="string">
            <text:p text:style-name="P115">/webtools2?module=pms&amp;function=tvShow&amp;action=getSize&amp;key=19714</text:p>
          </table:table-cell>
        </table:table-row>
      </table:table>
      <text:p text:style-name="P69"/>
      <text:p text:style-name="P62">Will return something like:</text:p>
      <table:table table:name="Table64" table:style-name="Table64">
        <table:table-column table:style-name="Table64.A"/>
        <table:table-row>
          <table:table-cell table:style-name="Table64.A1" office:value-type="string">
            <text:p text:style-name="P111">6</text:p>
          </table:table-cell>
        </table:table-row>
      </table:table>
      <text:p text:style-name="P62"/>
      <text:h text:style-name="P191" text:outline-level="3"><text:bookmark-start text:name="__RefHeading__1735_533919714"/>TV-Show Contents<text:bookmark-end text:name="__RefHeading__1735_533919714"/></text:h>
      <text:p text:style-name="P66">To grap the contents of a TV-Show, issue a GET like:</text:p>
      <table:table table:name="Table24" table:style-name="Table24">
        <table:table-column table:style-name="Table24.A"/>
        <table:table-row>
          <table:table-cell table:style-name="Table24.A1" office:value-type="string">
            <text:p text:style-name="P113">/webtools2?module=pms&amp;function=tvShow<text:span text:style-name="T39">&amp;action=getContents</text:span>&amp;key=&lt;Key of Show&gt;&amp;start=&lt;Start pos.&gt;&amp;size=&lt;Amount to fetch&gt;[<text:span text:style-name="T1">&amp;getSubs=true</text:span><text:span text:style-name="T5">]</text:span></text:p>
          </table:table-cell>
        </table:table-row>
      </table:table>
      <text:p text:style-name="P66"/>
      <text:p text:style-name="P66">Sample call:</text:p>
      <table:table table:name="Table65" table:style-name="Table65">
        <table:table-column table:style-name="Table65.A"/>
        <table:table-row>
          <table:table-cell table:style-name="Table65.A1" office:value-type="string">
            <text:p text:style-name="P116">/webtools2?module=pms&amp;function=tvShow&amp;action=getContents&amp;key=19714&amp;start=1&amp;size=3&amp;getSubs=true</text:p>
          </table:table-cell>
        </table:table-row>
      </table:table>
      <text:p text:style-name="P66"/>
      <text:p text:style-name="P66">Will return:</text:p>
      <table:table table:name="Table66" table:style-name="Table66">
        <table:table-column table:style-name="Table66.A"/>
        <table:table-row>
          <table:table-cell table:style-name="Table66.A1" office:value-type="string">
            <text:p text:style-name="P114">[</text:p>
            <text:p text:style-name="P114"><text:s text:c="4"/>{</text:p>
            <text:p text:style-name="P114"><text:s text:c="8"/>"season": "4",</text:p>
            <text:p text:style-name="P114"><text:s text:c="8"/>"episode": "5",</text:p>
            <text:p text:style-name="P114"><text:s text:c="8"/>"subtitles": "[{'languageCode': 'dan', 'codec': 'srt', 'selected': '1', 'key': '101715', 'location': 'Sidecar'}, {'languageCode': 'eng', 'codec': 'srt', 'selected': None, 'key': '101714', 'location': 'Sidecar'}]",</text:p>
            <text:p text:style-name="P114"><text:s text:c="8"/>"key": "42324",</text:p>
            <text:p text:style-name="P114"><text:s text:c="8"/>"title": "<text:span text:style-name="T46">myMovie</text:span>"</text:p>
            <text:p text:style-name="P114"><text:s text:c="4"/>},</text:p>
            <text:p text:style-name="P114"><text:s text:c="4"/>{</text:p>
            <text:p text:style-name="P114"><text:s text:c="8"/>"season": "4",</text:p>
            <text:p text:style-name="P114"><text:s text:c="8"/>"episode": "6",</text:p>
            <text:p text:style-name="P114"><text:s text:c="8"/>"subtitles": "[{'languageCode': 'dan', 'codec': 'srt', 'selected': '1', 'key': '101720', 'location': 'Sidecar'}, {'languageCode': 'eng', 'codec': 'srt', 'selected': None, 'key': '101719', 'location': 'Sidecar'}]",</text:p>
            <text:p text:style-name="P114"><text:s text:c="8"/>"key": "42325",</text:p>
            <text:p text:style-name="P114"><text:s text:c="8"/>"title": "<text:span text:style-name="T46">Some Movie</text:span>"</text:p>
            <text:p text:style-name="P114"><text:s text:c="4"/>}</text:p>
            <text:p text:style-name="P114">]</text:p>
          </table:table-cell>
        </table:table-row>
      </table:table>
      <text:p text:style-name="P66"/>
      <text:p text:style-name="P67">Do note, that is getSubs is true, then an additional call will be made for each episode, so kinda costly</text:p>
      <text:h text:style-name="P192" text:outline-level="3"><text:bookmark-start text:name="__RefHeading__1742_533919714"/>TV-Shows <text:span text:style-name="T41">S</text:span>eason<text:span text:style-name="T41">s</text:span><text:bookmark-end text:name="__RefHeading__1742_533919714"/></text:h>
      <text:p text:style-name="P70">To get a list of seasons for a TV-Show, issue a GET like:</text:p>
      <table:table table:name="Table26" table:style-name="Table26">
        <table:table-column table:style-name="Table26.A"/>
        <text:soft-page-break/>
        <table:table-row>
          <table:table-cell table:style-name="Table26.A1" office:value-type="string">
            <text:p text:style-name="P117">/webtools2?module=pms&amp;function=tvShow&amp;action=getSeasons&amp;key=&lt;Key of TV Show&gt;</text:p>
          </table:table-cell>
        </table:table-row>
      </table:table>
      <text:p text:style-name="P70"/>
      <text:p text:style-name="P70">Sample call:</text:p>
      <table:table table:name="Table27" table:style-name="Table27">
        <table:table-column table:style-name="Table27.A"/>
        <table:table-row>
          <table:table-cell table:style-name="Table27.A1" office:value-type="string">
            <text:p text:style-name="P117">/webtools2?module=pms&amp;function=tvShow&amp;action=getSeasons&amp;key=13842</text:p>
          </table:table-cell>
        </table:table-row>
      </table:table>
      <text:p text:style-name="P70"/>
      <text:p text:style-name="P70">Will return something like:</text:p>
      <table:table table:name="Table67" table:style-name="Table67">
        <table:table-column table:style-name="Table67.A"/>
        <table:table-row>
          <table:table-cell table:style-name="Table67.A1" office:value-type="string">
            <text:p text:style-name="P117">[</text:p>
            <text:p text:style-name="P117"><text:s text:c="4"/>{</text:p>
            <text:p text:style-name="P117"><text:s text:c="8"/>"season": "0",</text:p>
            <text:p text:style-name="P117"><text:s text:c="8"/>"size": "1",</text:p>
            <text:p text:style-name="P117"><text:s text:c="8"/>"key": "13915",</text:p>
            <text:p text:style-name="P117"><text:s text:c="8"/>"title": "Specials"</text:p>
            <text:p text:style-name="P117"><text:s text:c="4"/>},</text:p>
            <text:p text:style-name="P117"><text:s text:c="4"/>{</text:p>
            <text:p text:style-name="P117"><text:s text:c="8"/>"season": "1",</text:p>
            <text:p text:style-name="P117"><text:s text:c="8"/>"size": "23",</text:p>
            <text:p text:style-name="P117"><text:s text:c="8"/>"key": "13891",</text:p>
            <text:p text:style-name="P117"><text:s text:c="8"/>"title": "Season 1"</text:p>
            <text:p text:style-name="P117"><text:s text:c="4"/>},</text:p>
            <text:p text:style-name="P117"><text:s text:c="4"/>{</text:p>
            <text:p text:style-name="P117"><text:s text:c="8"/>"season": "2",</text:p>
            <text:p text:style-name="P117"><text:s text:c="8"/>"size": "23",</text:p>
            <text:p text:style-name="P117"><text:s text:c="8"/>"key": "13867",</text:p>
            <text:p text:style-name="P117"><text:s text:c="8"/>"title": "Season 2"</text:p>
            <text:p text:style-name="P117"><text:s text:c="4"/>},</text:p>
            <text:p text:style-name="P117"><text:s text:c="4"/>{</text:p>
            <text:p text:style-name="P117"><text:s text:c="8"/>"season": "3",</text:p>
            <text:p text:style-name="P117"><text:s text:c="8"/>"size": "23",</text:p>
            <text:p text:style-name="P117"><text:s text:c="8"/>"key": "13843",</text:p>
            <text:p text:style-name="P117"><text:s text:c="8"/>"title": "Season 3"</text:p>
            <text:p text:style-name="P117"><text:s text:c="4"/>}</text:p>
            <text:p text:style-name="P117">]</text:p>
          </table:table-cell>
        </table:table-row>
      </table:table>
      <text:p text:style-name="P70"/>
      <text:h text:style-name="P193" text:outline-level="3"><text:bookmark-start text:name="__RefHeading__1747_533919714"/>TV-Shows Season<text:bookmark-end text:name="__RefHeading__1747_533919714"/></text:h>
      <text:p text:style-name="P71">To get a list of episodes in a TV-Show Season, issue a get like:</text:p>
      <table:table table:name="Table28" table:style-name="Table28">
        <table:table-column table:style-name="Table28.A"/>
        <table:table-row>
          <table:table-cell table:style-name="Table28.A1" office:value-type="string">
            <text:p text:style-name="P71">/webtools2?module=pms&amp;function=tvShow&amp;action=getSeason&amp;key=<text:span text:style-name="T49">&lt;Key of Season&gt;</text:span>[<text:span text:style-name="T1">&amp;getSubs=True&amp;getFile=true</text:span><text:span text:style-name="T5">]</text:span></text:p>
          </table:table-cell>
        </table:table-row>
      </table:table>
      <text:p text:style-name="P71"/>
      <text:p text:style-name="P71">If getSubs is true, then subtitles info will be returned as well.</text:p>
      <text:p text:style-name="P71">If getSubs is true, and getFile is true, then subtitles filename/path will be returned as well.</text:p>
      <text:p text:style-name="P71"><text:soft-page-break/>Sample Call:</text:p>
      <table:table table:name="Table29" table:style-name="Table29">
        <table:table-column table:style-name="Table29.A"/>
        <table:table-row>
          <table:table-cell table:style-name="Table29.A1" office:value-type="string">
            <text:p text:style-name="P71">/webtools2?module=pms&amp;function=tvShow&amp;action=getSeason&amp;key=13891&amp;getSubs=True&amp;getFile=true</text:p>
          </table:table-cell>
        </table:table-row>
      </table:table>
      <text:p text:style-name="P71"/>
      <text:p text:style-name="P71">Above would return something like:</text:p>
      <table:table table:name="Table68" table:style-name="Table68">
        <table:table-column table:style-name="Table68.A"/>
        <table:table-row>
          <table:table-cell table:style-name="Table68.A1" office:value-type="string">
            <text:p text:style-name="P118">[</text:p>
            <text:p text:style-name="P118"><text:s text:c="4"/>{</text:p>
            <text:p text:style-name="P118"><text:s text:c="8"/>"episode": "1",</text:p>
            <text:p text:style-name="P119"><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6">The</text:span></text:a><text:span text:style-name="T46"> Serie</text:span>/Season 01/<text:a xlink:type="simple" xlink:href="file:///share/CACHEDEV1_DATA/video/tv-series/The" text:style-name="Internet_20_link" text:visited-style-name="Visited_20_Internet_20_Link"><text:span text:style-name="T46">The</text:span></text:a><text:span text:style-name="T46"> Serie</text:span>.S01E01.da.srt', 'selected': '1', 'codec': 'srt', 'location': 'Sidecar', 'key': '44534'}]",</text:p>
            <text:p text:style-name="P118"><text:s text:c="8"/>"key": "13892",</text:p>
            <text:p text:style-name="P118"><text:s text:c="8"/>"title": "Pilot"</text:p>
            <text:p text:style-name="P118"><text:s text:c="4"/>},</text:p>
            <text:p text:style-name="P118"><text:s text:c="4"/>{</text:p>
            <text:p text:style-name="P118"><text:s text:c="8"/>"episode": "2",</text:p>
            <text:p text:style-name="P119"><text:s text:c="8"/>"subtitles": "[{'languageCode': 'dan', 'url': 'file:///share/CACHEDEV1_DATA/video/tv-series/<text:a xlink:type="simple" xlink:href="file:///share/CACHEDEV1_DATA/video/tv-series/The" text:style-name="Internet_20_link" text:visited-style-name="Visited_20_Internet_20_Link"><text:span text:style-name="T46">The</text:span></text:a><text:span text:style-name="T46"> Serie</text:span>/Season 01/<text:a xlink:type="simple" xlink:href="file:///share/CACHEDEV1_DATA/video/tv-series/The" text:style-name="Internet_20_link" text:visited-style-name="Visited_20_Internet_20_Link"><text:span text:style-name="T46">The</text:span></text:a><text:span text:style-name="T46"> Serie </text:span>.S01E02.da.srt', 'selected': '1', 'codec': 'srt', 'location': 'Sidecar', 'key': '44538'}]",</text:p>
            <text:p text:style-name="P118"><text:s text:c="8"/>"key": "13893",</text:p>
            <text:p text:style-name="P118"><text:s text:c="8"/>"title": "<text:span text:style-name="T46">first episode</text:span>"</text:p>
            <text:p text:style-name="P118"><text:s text:c="4"/>}</text:p>
            <text:p text:style-name="P118">]</text:p>
          </table:table-cell>
        </table:table-row>
      </table:table>
      <text:p text:style-name="P71"/>
      <text:h text:style-name="P159" text:outline-level="2"/>
      <text:h text:style-name="P164" text:outline-level="2"><text:bookmark-start text:name="__RefHeading__1842_1969542338"/>Settings Module<text:bookmark-end text:name="__RefHeading__1842_1969542338"/></text:h>
      <text:p text:style-name="P76">The settings module allows you to store and retrieve settings, even after a restart</text:p>
      <text:p text:style-name="P76">Note: To save a setting of your own, you <text:span text:style-name="T1">MUST</text:span><text:span text:style-name="T5"> prefix the name of the variable with your plug-in name, to avoid a name clash.</text:span></text:p>
      <text:p text:style-name="P27">Core variables are:</text:p>
      <text:list xml:id="list8173547117786815222" text:style-name="L4">
        <text:list-item>
          <text:p text:style-name="P142">options_only_multiple</text:p>
        </text:list-item>
        <text:list-item>
          <text:p text:style-name="P143">options_hide_local</text:p>
        </text:list-item>
        <text:list-item>
          <text:p text:style-name="P142">items_per_page</text:p>
        </text:list-item>
        <text:list-item>
          <text:p text:style-name="P142">options_hide_integrated</text:p>
        </text:list-item>
        <text:list-item>
          <text:p text:style-name="P144">debug</text:p>
        </text:list-item>
      </text:list>
      <text:h text:style-name="P194" text:outline-level="3"><text:bookmark-start text:name="__RefHeading__1844_1969542338"/>getSettings<text:bookmark-end text:name="__RefHeading__1844_1969542338"/></text:h>
      <text:p text:style-name="Text_20_body"><text:span text:style-name="T50">To </text:span><text:s/><text:span text:style-name="T50">get all the core settings of WebTools in one go, issue a get like:</text:span></text:p>
      <table:table table:name="Table32" table:style-name="Table32">
        <table:table-column table:style-name="Table32.A"/>
        <table:table-row>
          <table:table-cell table:style-name="Table32.A1" office:value-type="string">
            <text:p text:style-name="P125">/webtools2?module=settings&amp;function=getSettings</text:p>
          </table:table-cell>
        </table:table-row>
      </table:table>
      <text:p text:style-name="Text_20_body"/>
      <text:p text:style-name="P76">Above would return something like:</text:p>
      <table:table table:name="Table33" table:style-name="Table33">
        <table:table-column table:style-name="Table33.A"/>
        <table:table-row>
          <table:table-cell table:style-name="Table33.A1" office:value-type="string">
            <text:p text:style-name="P125">{</text:p>
            <text:p text:style-name="P125"><text:s text:c="4"/>"debug": false,</text:p>
            <text:p text:style-name="P125"><text:s text:c="4"/>"items_per_page": 15,</text:p>
            <text:p text:style-name="P125"><text:s text:c="4"/>"options_only_multiple": false,</text:p>
            <text:p text:style-name="P125"><text:s text:c="4"/>"options_hide_integrated": false,</text:p>
            <text:p text:style-name="P125"><text:s text:c="4"/>"options_hide_local": false</text:p>
            <text:p text:style-name="P125">}</text:p>
          </table:table-cell>
        </table:table-row>
      </table:table>
      <text:p text:style-name="P76"/>
      <text:h text:style-name="P195" text:outline-level="3"><text:bookmark-start text:name="__RefHeading__1847_1969542338"/>getSetting<text:bookmark-end text:name="__RefHeading__1847_1969542338"/></text:h>
      <text:p text:style-name="P77">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26">/webtools2?module=settings&amp;function=getSetting&amp;name=&lt;Name of Variable&gt;</text:p>
          </table:table-cell>
        </table:table-row>
      </table:table>
      <text:p text:style-name="P77"/>
      <text:p text:style-name="P77">Sample Call:</text:p>
      <table:table table:name="Table6" table:style-name="Table6">
        <table:table-column table:style-name="Table6.A"/>
        <table:table-row>
          <table:table-cell table:style-name="Table6.A1" office:value-type="string">
            <text:p text:style-name="P126">/webtools2?module=settings&amp;function=getSetting&amp;name=items_per_page</text:p>
          </table:table-cell>
        </table:table-row>
      </table:table>
      <text:p text:style-name="P77"/>
      <text:p text:style-name="P77">Will return status 200. and something like:</text:p>
      <table:table table:name="Table34" table:style-name="Table34">
        <table:table-column table:style-name="Table34.A"/>
        <text:soft-page-break/>
        <table:table-row>
          <table:table-cell table:style-name="Table34.A1" office:value-type="string">
            <text:p text:style-name="P126">"15"</text:p>
          </table:table-cell>
        </table:table-row>
      </table:table>
      <text:p text:style-name="P77"/>
      <text:p text:style-name="P77">If the variable name is not found, we return status 404, and a body of:</text:p>
      <table:table table:name="Table35" table:style-name="Table35">
        <table:table-column table:style-name="Table35.A"/>
        <table:table-row>
          <table:table-cell table:style-name="Table35.A1" office:value-type="string">
            <text:p text:style-name="P126">"Setting not found"</text:p>
          </table:table-cell>
        </table:table-row>
      </table:table>
      <text:p text:style-name="P77"/>
      <text:h text:style-name="P196" text:outline-level="3"><text:bookmark-start text:name="__RefHeading__1849_1969542338"/>putSetting<text:bookmark-end text:name="__RefHeading__1849_1969542338"/></text:h>
      <text:p text:style-name="P78">If you want to save a new setting, or update an existing one, issue a PUT like:</text:p>
      <table:table table:name="Table3" table:style-name="Table3">
        <table:table-column table:style-name="Table3.A"/>
        <table:table-row>
          <table:table-cell table:style-name="Table3.A1" office:value-type="string">
            <text:p text:style-name="P127">/webtools2?module=settings&amp;function=putSetting&amp;name=&lt;Name of Variable&gt;&amp;value=&lt;Value of variable&gt;</text:p>
          </table:table-cell>
        </table:table-row>
      </table:table>
      <text:p text:style-name="P78"/>
      <text:p text:style-name="P79">Sample call:</text:p>
      <table:table table:name="Table4" table:style-name="Table4">
        <table:table-column table:style-name="Table4.A"/>
        <table:table-row>
          <table:table-cell table:style-name="Table4.A1" office:value-type="string">
            <text:p text:style-name="P128">/webtools2?module=settings&amp;function=putSetting&amp;name=dog&amp;value=Barkley</text:p>
          </table:table-cell>
        </table:table-row>
      </table:table>
      <text:p text:style-name="P79"/>
      <text:p text:style-name="P79">Will return 200 with a body of:</text:p>
      <table:table table:name="Table12" table:style-name="Table12">
        <table:table-column table:style-name="Table12.A"/>
        <table:table-row>
          <table:table-cell table:style-name="Table12.A1" office:value-type="string">
            <text:p text:style-name="P128">Setting saved</text:p>
          </table:table-cell>
        </table:table-row>
      </table:table>
      <text:p text:style-name="P79"/>
      <text:h text:style-name="P197" text:outline-level="3"><text:bookmark-start text:name="__RefHeading__1966_1323427390"/>Change Password<text:bookmark-end text:name="__RefHeading__1966_1323427390"/></text:h>
      <text:p text:style-name="P83">To change the local Authentication password, issue a POST like:</text:p>
      <table:table table:name="Table7" table:style-name="Table7">
        <table:table-column table:style-name="Table7.A"/>
        <table:table-row>
          <table:table-cell table:style-name="Table7.A1" office:value-type="string">
            <text:p text:style-name="P83">webtools2?module=settings&amp;function=setPwd&amp;oldPwd=&lt;OldPwd&gt;&amp;newPwd=&lt;NewPwd&gt;</text:p>
          </table:table-cell>
        </table:table-row>
      </table:table>
      <text:p text:style-name="P83"/>
      <text:p text:style-name="P83">If all is well, we'll return 200 with a body saying:</text:p>
      <table:table table:name="Table72" table:style-name="Table72">
        <table:table-column table:style-name="Table72.A"/>
        <table:table-row>
          <table:table-cell table:style-name="Table72.A1" office:value-type="string">
            <text:p text:style-name="P129">Password saved</text:p>
          </table:table-cell>
        </table:table-row>
      </table:table>
      <text:p text:style-name="P83"/>
      <text:p text:style-name="P83">If param oldPwd or newPwd is missing, we'll return 412, with a body like:</text:p>
      <table:table table:name="Table73" table:style-name="Table73">
        <table:table-column table:style-name="Table73.A"/>
        <table:table-row>
          <table:table-cell table:style-name="Table73.A1" office:value-type="string">
            <text:p text:style-name="P129">Missing newPwd parameter</text:p>
          </table:table-cell>
        </table:table-row>
      </table:table>
      <text:p text:style-name="P83"/>
      <text:p text:style-name="P83">If oldPwd does not match the stored one, we'll return 401 with a body of:</text:p>
      <table:table table:name="Table74" table:style-name="Table74">
        <table:table-column table:style-name="Table74.A"/>
        <table:table-row>
          <table:table-cell table:style-name="Table74.A1" office:value-type="string">
            <text:p text:style-name="P129">Old Password did not match</text:p>
          </table:table-cell>
        </table:table-row>
      </table:table>
      <text:p text:style-name="P83"/>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5-12-21T22:47:11.083170800</dc:date>
    <dc:creator>Tommy Mikkelsen</dc:creator>
    <meta:editing-duration>P11DT12H41M7S</meta:editing-duration>
    <meta:editing-cycles>126</meta:editing-cycles>
    <meta:generator>LibreOffice/4.3.7.2$Linux_X86_64 LibreOffice_project/430m0$Build-2</meta:generator>
    <meta:document-statistic meta:table-count="77" meta:image-count="0" meta:object-count="0" meta:page-count="26" meta:paragraph-count="630" meta:word-count="3399" meta:character-count="26433" meta:non-whitespace-character-count="22249"/>
  </office:meta>
</office:document-meta>
</file>